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5ccc4" officeooo:paragraph-rsid="0025ccc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6fc72" officeooo:paragraph-rsid="0016fc72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9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 officeooo:rsid="001c2710" officeooo:paragraph-rsid="001c2710"/>
    </style:style>
    <style:style style:name="P11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e2746" officeooo:paragraph-rsid="001e2746"/>
    </style:style>
    <style:style style:name="P12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6fc72" officeooo:paragraph-rsid="0016fc72"/>
    </style:style>
    <style:style style:name="P13" style:family="paragraph" style:parent-style-name="Standard">
      <style:text-properties fo:font-variant="normal" fo:text-transform="none" fo:color="#000000" loext:opacity="100%" fo:letter-spacing="normal" fo:font-style="normal" fo:font-weight="normal" officeooo:rsid="0016fc72" officeooo:paragraph-rsid="0016fc72"/>
    </style:style>
    <style:style style:name="P1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 officeooo:rsid="0016fc72"/>
    </style:style>
    <style:style style:name="P15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 fo:font-style="normal" fo:font-weight="normal" officeooo:rsid="0016fc72"/>
    </style:style>
    <style:style style:name="P16" style:family="paragraph" style:parent-style-name="Text_20_body">
      <style:text-properties fo:font-variant="normal" fo:text-transform="none" fo:color="#000000" loext:opacity="100%" fo:letter-spacing="normal" fo:font-style="normal" fo:font-weight="normal" officeooo:rsid="0016fc72"/>
    </style:style>
    <style:style style:name="P17" style:family="paragraph" style:parent-style-name="Text_20_body">
      <style:text-properties fo:font-variant="normal" fo:text-transform="none" fo:color="#000000" loext:opacity="100%" fo:letter-spacing="normal" fo:font-style="normal" fo:font-weight="normal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9" style:family="paragraph" style:parent-style-name="Text_20_body">
      <style:text-properties fo:font-variant="normal" fo:text-transform="none" fo:color="#000000" loext:opacity="100%" fo:letter-spacing="normal" fo:font-style="italic" fo:font-weight="normal" officeooo:rsid="0016fc72" style:font-style-asian="italic" style:font-style-complex="italic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Source Code Pro" fo:font-size="9pt" fo:letter-spacing="normal" fo:font-style="normal" fo:font-weight="normal" officeooo:rsid="00184da0" officeooo:paragraph-rsid="00184da0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Source Code Pro" fo:font-size="9pt" fo:letter-spacing="normal" fo:font-style="normal" fo:font-weight="normal" officeooo:rsid="00184da0" officeooo:paragraph-rsid="001b02e8"/>
    </style:style>
    <style:style style:name="P22" style:family="paragraph" style:parent-style-name="Preformatted_20_Text">
      <style:text-properties fo:font-variant="normal" fo:text-transform="none" fo:color="#000000" loext:opacity="100%" style:font-name="Liberation Mono" fo:font-size="10pt" fo:letter-spacing="normal" fo:font-style="normal" fo:font-weight="normal" officeooo:rsid="001e2746" officeooo:paragraph-rsid="001e2746" style:font-name-asian="Noto Sans Mono CJK SC" style:font-size-asian="10pt" style:font-name-complex="Liberation Mono" style:font-size-complex="10pt"/>
    </style:style>
    <style:style style:name="P23" style:family="paragraph" style:parent-style-name="Text_20_body">
      <style:text-properties fo:font-variant="normal" fo:text-transform="none" fo:color="#000000" loext:opacity="100%" style:font-name="Liberation Mono" fo:font-size="10pt" fo:letter-spacing="normal" fo:font-style="normal" fo:font-weight="normal" officeooo:rsid="001e2746" officeooo:paragraph-rsid="001e2746" style:font-name-asian="Noto Sans Mono CJK SC" style:font-size-asian="10pt" style:font-name-complex="Liberation Mono" style:font-size-complex="10pt"/>
    </style:style>
    <style:style style:name="P24" style:family="paragraph" style:parent-style-name="Text_20_body">
      <style:text-properties fo:font-variant="normal" fo:text-transform="none" fo:color="#000000" loext:opacity="100%" style:font-name="Liberation Mono" fo:font-size="10pt" fo:letter-spacing="normal" fo:font-style="normal" fo:font-weight="normal" officeooo:rsid="001e2746" style:font-name-asian="Noto Sans Mono CJK SC" style:font-size-asian="10pt" style:font-name-complex="Liberation Mono" style:font-size-complex="10pt"/>
    </style:style>
    <style:style style:name="P25" style:family="paragraph" style:parent-style-name="Text_20_body"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Source Code Pro" fo:font-size="9pt" fo:letter-spacing="normal" fo:font-style="normal" fo:font-weight="normal" officeooo:rsid="00184da0" officeooo:paragraph-rsid="00184da0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Source Code Pro" fo:font-size="9pt" fo:letter-spacing="normal" fo:font-style="normal" fo:font-weight="normal" officeooo:rsid="00184da0" officeooo:paragraph-rsid="001b02e8"/>
    </style:style>
    <style:style style:name="P28" style:family="paragraph" style:parent-style-name="Preformatted_20_Text">
      <style:text-properties fo:font-variant="normal" fo:text-transform="none" fo:color="#222222" loext:opacity="100%" style:font-name="Source Code Pro" fo:font-size="9pt" fo:letter-spacing="normal" fo:font-style="normal" fo:font-weight="normal" officeooo:rsid="00184da0" officeooo:paragraph-rsid="001b02e8"/>
    </style:style>
    <style:style style:name="P29" style:family="paragraph" style:parent-style-name="Text_20_body">
      <style:text-properties fo:font-variant="normal" fo:text-transform="none" fo:color="#222222" loext:opacity="100%" style:font-name="Source Code Pro" fo:font-size="9pt" fo:letter-spacing="normal" fo:font-style="normal" fo:font-weight="normal" officeooo:rsid="00184da0" officeooo:paragraph-rsid="001b02e8"/>
    </style:style>
    <style:style style:name="P30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Source Code Pro" fo:font-size="9pt" fo:letter-spacing="normal" fo:font-style="normal" fo:font-weight="normal" officeooo:paragraph-rsid="00184da0"/>
    </style:style>
    <style:style style:name="P3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222222" loext:opacity="100%" style:font-name="Source Code Pro" fo:font-size="9pt" fo:letter-spacing="normal" fo:font-style="normal" fo:font-weight="normal" officeooo:rsid="001c2710" officeooo:paragraph-rsid="001c2710"/>
    </style:style>
    <style:style style:name="P32" style:family="paragraph" style:parent-style-name="Preformatted_20_Text">
      <style:text-properties fo:font-variant="normal" fo:text-transform="none" fo:color="#222222" loext:opacity="100%" style:font-name="Source Code Pro" fo:font-size="9pt" fo:letter-spacing="normal" fo:font-style="normal" fo:font-weight="normal" officeooo:rsid="001e2746" officeooo:paragraph-rsid="001e2746"/>
    </style:style>
    <style:style style:name="P33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Source Code Pro" fo:font-size="9pt" fo:letter-spacing="normal" fo:font-style="normal" fo:font-weight="normal" officeooo:rsid="0016fc72" officeooo:paragraph-rsid="001b02e8"/>
    </style:style>
    <style:style style:name="P34" style:family="paragraph" style:parent-style-name="Preformatted_20_Text">
      <style:paragraph-properties fo:orphans="2" fo:widows="2"/>
    </style:style>
    <style:style style:name="P35" style:family="paragraph" style:parent-style-name="Preformatted_20_Text">
      <style:paragraph-properties fo:margin-top="0cm" fo:margin-bottom="0.499cm" style:contextual-spacing="false" fo:orphans="2" fo:widows="2"/>
    </style:style>
    <style:style style:name="P36" style:family="paragraph" style:parent-style-name="Standard">
      <style:text-properties officeooo:rsid="0013c3ea" officeooo:paragraph-rsid="0013c3ea"/>
    </style:style>
    <style:style style:name="P37" style:family="paragraph" style:parent-style-name="Standard">
      <style:paragraph-properties fo:break-before="page"/>
      <style:text-properties officeooo:rsid="0013c3ea" officeooo:paragraph-rsid="0013c3ea"/>
    </style:style>
    <style:style style:name="P38" style:family="paragraph" style:parent-style-name="Standard">
      <style:text-properties officeooo:rsid="0014c162" officeooo:paragraph-rsid="0014c162"/>
    </style:style>
    <style:style style:name="P39" style:family="paragraph" style:parent-style-name="Standard">
      <style:text-properties officeooo:rsid="0016be90" officeooo:paragraph-rsid="0016be90"/>
    </style:style>
    <style:style style:name="P40" style:family="paragraph" style:parent-style-name="Text_20_body">
      <style:text-properties officeooo:paragraph-rsid="001b02e8"/>
    </style:style>
    <style:style style:name="P41" style:family="paragraph" style:parent-style-name="Text_20_body">
      <style:text-properties officeooo:paragraph-rsid="001daac9"/>
    </style:style>
    <style:style style:name="P42" style:family="paragraph" style:parent-style-name="Text_20_body">
      <style:text-properties officeooo:rsid="001e2746" officeooo:paragraph-rsid="001e2746"/>
    </style:style>
    <style:style style:name="P43" style:family="paragraph" style:parent-style-name="Text_20_body">
      <style:text-properties officeooo:rsid="0020ee7b" officeooo:paragraph-rsid="0020ee7b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Heading_20_2">
      <style:text-properties officeooo:rsid="0016fc72" officeooo:paragraph-rsid="00184da0"/>
    </style:style>
    <style:style style:name="P47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22222" loext:opacity="100%" style:font-name="Source Code Pro" fo:font-size="9pt" fo:letter-spacing="normal" fo:font-style="normal" fo:font-weight="normal" officeooo:paragraph-rsid="00184da0"/>
    </style:style>
    <style:style style:name="P48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Source Code Pro" fo:font-size="9pt" fo:letter-spacing="normal" fo:font-style="normal" fo:font-weight="normal" officeooo:paragraph-rsid="001b02e8"/>
    </style:style>
    <style:style style:name="P49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 officeooo:rsid="001c2710" officeooo:paragraph-rsid="001c2710"/>
    </style:style>
    <style:style style:name="P50" style:family="paragraph" style:parent-style-name="Text_20_body" style:list-style-name="L1">
      <style:text-properties officeooo:paragraph-rsid="0013c3ea"/>
    </style:style>
    <style:style style:name="P5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2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3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4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officeooo:rsid="0025ccc4"/>
    </style:style>
    <style:style style:name="T2" style:family="text">
      <style:text-properties officeooo:rsid="0014c162"/>
    </style:style>
    <style:style style:name="T3" style:family="text">
      <style:text-properties officeooo:rsid="0014dc38"/>
    </style:style>
    <style:style style:name="T4" style:family="text">
      <style:text-properties officeooo:rsid="0016fc72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16fc72"/>
    </style:style>
    <style:style style:name="T7" style:family="text">
      <style:text-properties fo:font-variant="normal" fo:text-transform="none" fo:color="#000000" loext:opacity="100%" style:font-name="Liberation Mono" fo:font-size="10pt" fo:letter-spacing="normal" fo:font-style="normal" fo:font-weight="normal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9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3c3ea"/>
    </style:style>
    <style:style style:name="T10" style:family="text">
      <style:text-properties fo:font-variant="normal" fo:text-transform="none" fo:color="#1f2328" loext:opacity="100%" style:font-name="ui-monospace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1f2328" loext:opacity="100%" style:font-name="ui-monospace" fo:font-size="9.75pt" fo:letter-spacing="normal" fo:font-style="normal" fo:font-weight="normal" officeooo:rsid="0013c3ea" loext:padding="0cm" loext:border="none"/>
    </style:style>
    <style:style style:name="T12" style:family="text">
      <style:text-properties fo:font-style="normal" fo:font-weight="normal"/>
    </style:style>
    <style:style style:name="T13" style:family="text">
      <style:text-properties officeooo:rsid="00184da0"/>
    </style:style>
    <style:style style:name="T14" style:family="text">
      <style:text-properties fo:color="#000000" loext:opacity="100%" officeooo:rsid="00184da0"/>
    </style:style>
    <style:style style:name="T15" style:family="text">
      <style:text-properties officeooo:rsid="001b02e8"/>
    </style:style>
    <style:style style:name="T16" style:family="text">
      <style:text-properties officeooo:rsid="001c2710"/>
    </style:style>
    <style:style style:name="T17" style:family="text">
      <style:text-properties officeooo:rsid="001daac9"/>
    </style:style>
    <style:style style:name="T18" style:family="text">
      <style:text-properties officeooo:rsid="001e2746"/>
    </style:style>
    <style:style style:name="T19" style:family="text">
      <style:text-properties style:font-name="Liberation Sans" fo:font-size="16pt" fo:font-weight="bold" officeooo:rsid="001e2746" style:font-name-asian="Noto Sans CJK SC" style:font-size-asian="16pt" style:font-weight-asian="bold" style:font-name-complex="Lohit Devanagari1" style:font-size-complex="16pt" style:font-weight-complex="bold"/>
    </style:style>
    <style:style style:name="T20" style:family="text">
      <style:text-properties officeooo:rsid="00231b28"/>
    </style:style>
    <style:style style:name="T21" style:family="text">
      <style:text-properties officeooo:rsid="0024cd9f"/>
    </style:style>
    <style:style style:name="T22" style:family="text">
      <style:text-properties officeooo:rsid="00289afb"/>
    </style:style>
    <style:style style:name="T23" style:family="text">
      <style:text-properties officeooo:rsid="00299575"/>
    </style:style>
    <style:style style:name="T24" style:family="text">
      <style:text-properties officeooo:rsid="002b73b4"/>
    </style:style>
    <style:style style:name="T25" style:family="text">
      <style:text-properties officeooo:rsid="00184da0" style:font-name-asian="Noto Sans Mono CJK SC" style:font-size-asian="10pt" style:font-name-complex="Liberation Mono" style:font-size-complex="10pt"/>
    </style:style>
    <style:style style:name="T26" style:family="text">
      <style:text-properties fo:color="#222222" loext:opacity="100%"/>
    </style:style>
    <style:style style:name="T27" style:family="text">
      <style:text-properties officeooo:rsid="003516f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7_3320993000"/>Creating the Results table<text:span text:style-name="T21">s</text:span> in results schema<text:bookmark-end text:name="__RefHeading___Toc107_3320993000"/></text:h>
      <text:p text:style-name="P36"/>
      <text:p text:style-name="P36"/>
      <text:p text:style-name="P3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107_3320993000" text:style-name="Index_20_Link" text:visited-style-name="Index_20_Link">Creating the Results tables in results schema<text:tab/>1</text:a></text:p>
          <text:p text:style-name="P45"><text:a xlink:type="simple" xlink:href="#__RefHeading___Toc109_3320993000" text:style-name="Index_20_Link" text:visited-style-name="Index_20_Link">RESULTS Schema Setup:<text:tab/>2</text:a></text:p>
          <text:p text:style-name="P45"><text:a xlink:type="simple" xlink:href="#__RefHeading___Toc111_3320993000" text:style-name="Index_20_Link" text:visited-style-name="Index_20_Link">Results Schema<text:tab/>2</text:a></text:p>
          <text:p text:style-name="P45"><text:a xlink:type="simple" xlink:href="#__RefHeading___Toc1724_3320993000" text:style-name="Index_20_Link" text:visited-style-name="Index_20_Link">Results Schema Tables<text:tab/>3</text:a></text:p>
          <text:p text:style-name="P45"><text:a xlink:type="simple" xlink:href="#__RefHeading___Toc1726_3320993000" text:style-name="Index_20_Link" text:visited-style-name="Index_20_Link">Hierarchy lookup table for the treemap hierarchies<text:tab/>9</text:a></text:p>
          <text:p text:style-name="P45"><text:a xlink:type="simple" xlink:href="#__RefHeading___Toc1728_3320993000" text:style-name="Index_20_Link" text:visited-style-name="Index_20_Link">Populate the hierarchy lookup table per treemap<text:tab/>9</text:a></text:p>
          <text:p text:style-name="P45"><text:a xlink:type="simple" xlink:href="#__RefHeading___Toc1730_3320993000" text:style-name="Index_20_Link" text:visited-style-name="Index_20_Link">Populate the hierarchy lookup table per treemap: CONDITION/CONDITION_ERA<text:tab/>9</text:a></text:p>
          <text:p text:style-name="P45"><text:a xlink:type="simple" xlink:href="#__RefHeading___Toc1732_3320993000" text:style-name="Index_20_Link" text:visited-style-name="Index_20_Link">Populate the hierarchy lookup table per treemap: DRUG<text:tab/>12</text:a></text:p>
          <text:p text:style-name="P45"><text:a xlink:type="simple" xlink:href="#__RefHeading___Toc1734_3320993000" text:style-name="Index_20_Link" text:visited-style-name="Index_20_Link"><text:s/>Populate the hierarchy lookup table per treemap: DRUG_ERA<text:tab/>14</text:a></text:p>
          <text:p text:style-name="P45"><text:a xlink:type="simple" xlink:href="#__RefHeading___Toc1736_3320993000" text:style-name="Index_20_Link" text:visited-style-name="Index_20_Link">Populate the hierarchy lookup table per treemap: MEASUREMENT<text:tab/>17</text:a></text:p>
          <text:p text:style-name="P45"><text:a xlink:type="simple" xlink:href="#__RefHeading___Toc1738_3320993000" text:style-name="Index_20_Link" text:visited-style-name="Index_20_Link"><text:s/>Populate the hierarchy lookup table per treemap: OBSERVATION<text:tab/>18</text:a></text:p>
          <text:p text:style-name="P45"><text:a xlink:type="simple" xlink:href="#__RefHeading___Toc1740_3320993000" text:style-name="Index_20_Link" text:visited-style-name="Index_20_Link">Populate the hierarchy lookup table per treemap: </text:a><text:a xlink:type="simple" xlink:href="#__RefHeading___Toc1740_3320993000" text:style-name="Index_20_Link" text:visited-style-name="Index_20_Link">PROCEDURE</text:a><text:a xlink:type="simple" xlink:href="#__RefHeading___Toc1740_3320993000" text:style-name="Index_20_Link" text:visited-style-name="Index_20_Link"><text:tab/>18</text:a></text:p>
          <text:p text:style-name="P45"><text:a xlink:type="simple" xlink:href="#__RefHeading___Toc1742_3320993000" text:style-name="Index_20_Link" text:visited-style-name="Index_20_Link">TABLE: heracles_analysis<text:tab/>20</text:a></text:p>
          <text:p text:style-name="P45"><text:a xlink:type="simple" xlink:href="#__RefHeading___Toc1748_3320993000" text:style-name="Index_20_Link" text:visited-style-name="Index_20_Link">CREATE TEMP tables<text:tab/>59</text:a></text:p>
          <text:p text:style-name="P45"><text:a xlink:type="simple" xlink:href="#__RefHeading___Toc1750_3320993000" text:style-name="Index_20_Link" text:visited-style-name="Index_20_Link">TABLE: heracles_periods<text:tab/>62</text:a></text:p>
          <text:p text:style-name="P45"><text:a xlink:type="simple" xlink:href="#__RefHeading___Toc1753_3320993000" text:style-name="Index_20_Link" text:visited-style-name="Index_20_Link">DROP TEMP tables<text:tab/>62</text:a></text:p>
          <text:p text:style-name="P45"><text:a xlink:type="simple" xlink:href="#__RefHeading___Toc1755_3320993000" text:style-name="Index_20_Link" text:visited-style-name="Index_20_Link">CREATE Indices<text:tab/>63</text:a></text:p>
        </text:index-body>
      </text:table-of-content>
      <text:p text:style-name="P36"/>
      <text:p text:style-name="P36"/>
      <text:p text:style-name="P37"/>
      <text:h text:style-name="Heading_20_2" text:outline-level="2"><text:bookmark-start text:name="__RefHeading___Toc109_3320993000"/>RESULTS Schema Setup:<text:bookmark-end text:name="__RefHeading___Toc109_3320993000"/></text:h>
      <text:p text:style-name="P36"/>
      <text:p text:style-name="P36">S<text:span text:style-name="T2">o</text:span>urce information: https://github.com/OHDSI/webapi-wiki/blob/master/CDM-Configuration.md</text:p>
      <text:p text:style-name="P36"/>
      <text:p text:style-name="P36">http://&lt;server:port&gt;/WebAPI/ddl/results?dialect=&lt;your_cdm_database_dialect&gt;&amp;schema=&lt;your_results_schema&gt;&amp;vocabSchema=&lt;your_vocab_schema&gt;&amp;tempSchema=&lt;your_temp_schema&gt;&amp;initConceptHierarchy=true</text:p>
      <text:p text:style-name="P36"/>
      <text:list xml:id="list1221377929" text:style-name="L1">
        <text:list-item>
          <text:p text:style-name="P50"><text:span text:style-name="Source_20_Text"><text:span text:style-name="T11">&lt;your_cdm_database_dialect&gt;</text:span></text:span><text:span text:style-name="T9">: This is one of the following: </text:span><text:span text:style-name="Source_20_Text"><text:span text:style-name="T11">oracle</text:span></text:span><text:span text:style-name="T9">, </text:span><text:span text:style-name="Source_20_Text"><text:span text:style-name="T11">postgresql</text:span></text:span><text:span text:style-name="T9">, </text:span><text:span text:style-name="Source_20_Text"><text:span text:style-name="T11">pdw</text:span></text:span><text:span text:style-name="T9">, </text:span><text:span text:style-name="Source_20_Text"><text:span text:style-name="T11">redshift</text:span></text:span><text:span text:style-name="T9">, </text:span><text:span text:style-name="Source_20_Text"><text:span text:style-name="T11">impala</text:span></text:span><text:span text:style-name="T9">, </text:span><text:span text:style-name="Source_20_Text"><text:span text:style-name="T11">netezza</text:span></text:span><text:span text:style-name="T9">, </text:span><text:span text:style-name="Source_20_Text"><text:span text:style-name="T11">bigquery</text:span></text:span><text:span text:style-name="T9">, or </text:span><text:span text:style-name="Source_20_Text"><text:span text:style-name="T11">sql server</text:span></text:span><text:span text:style-name="T9"> and is based on the platform you use to host your CDM.</text:span></text:p>
        </text:list-item>
      </text:list>
      <text:list xml:id="list2688681118" text:style-name="L2">
        <text:list-item>
          <text:p text:style-name="P51"><text:span text:style-name="Source_20_Text"><text:span text:style-name="T10">&lt;your_results_schema&gt;</text:span></text:span><text:span text:style-name="T8">: The schema containing your results tables</text:span></text:p>
        </text:list-item>
      </text:list>
      <text:list xml:id="list285770356" text:style-name="L3">
        <text:list-item>
          <text:p text:style-name="P52"><text:span text:style-name="Source_20_Text"><text:span text:style-name="T10">&lt;your_vocab_schema&gt;</text:span></text:span><text:span text:style-name="T8">: The schema containing your vocabulary tables</text:span></text:p>
        </text:list-item>
      </text:list>
      <text:list xml:id="list928701800" text:style-name="L4">
        <text:list-item>
          <text:p text:style-name="P53"><text:span text:style-name="Source_20_Text"><text:span text:style-name="T10">&lt;your_temp_schema&gt;</text:span></text:span><text:span text:style-name="T8">: The schema that it utilized for your temporary schema</text:span></text:p>
        </text:list-item>
      </text:list>
      <text:list xml:id="list990650935" text:style-name="L5">
        <text:list-item>
          <text:p text:style-name="P54"><text:span text:style-name="T8">The </text:span><text:span text:style-name="Source_20_Text"><text:span text:style-name="T10">initConceptHierarchy</text:span></text:span><text:span text:style-name="T8"> value in the URL is set to </text:span><text:span text:style-name="Source_20_Text"><text:span text:style-name="T10">true</text:span></text:span><text:span text:style-name="T8"> and is used to establish the concept_hierarchy which is a cached version of the OMOP vocabulary specific to the concepts found in your CDM. This table can take a while to build and only needs to be established one time. This value can be set to </text:span><text:span text:style-name="Source_20_Text"><text:span text:style-name="T10">false</text:span></text:span><text:span text:style-name="T8"> if you do not need to re-establish this table.</text:span></text:p>
        </text:list-item>
      </text:list>
      <text:p text:style-name="P36"/>
      <text:p text:style-name="P38">Vocabulary Schema: vocab_<text:span text:style-name="T27">5_0_31</text:span></text:p>
      <text:p text:style-name="P38">Results Schema: </text:p>
      <text:p text:style-name="P38">Dialect: postgres</text:p>
      <text:p text:style-name="P38">Temp Schema: temp</text:p>
      <text:p text:style-name="P36"/>
      <text:p text:style-name="P39">Run the following URL from the web browser.</text:p>
      <text:p text:style-name="P39"/>
      <text:p text:style-name="P36"><text:a xlink:type="simple" xlink:href="http://127.0.0.1:8080/WebAPI/ddl/results?dialect=postgresql&amp;schema=results_idsr_gen_syn_v1&amp;vocabSchema=vocab&amp;tempSchema=temp&amp;initConceptHierarchy=true" text:style-name="Internet_20_link" text:visited-style-name="Visited_20_Internet_20_Link">http://127.0.0.1:8080/WebAPI/ddl/results?dialect=postgresql&amp;schema=results_idsr_v3_1</text:a><text:a xlink:type="simple" xlink:href="http://127.0.0.1:8080/WebAPI/ddl/results?dialect=postgresql&amp;schema=results_idsr_gen_syn_v1&amp;vocabSchema=vocab&amp;tempSchema=temp&amp;initConceptHierarchy=true" text:style-name="Internet_20_link" text:visited-style-name="Visited_20_Internet_20_Link">&amp;vocabSchema=vocab&amp;tempSchema=temp&amp;initConceptHierarchy=true</text:a></text:p>
      <text:p text:style-name="P36"/>
      <text:p text:style-name="P36"/>
      <text:p text:style-name="P36"/>
      <text:h text:style-name="Heading_20_2" text:outline-level="2"><text:bookmark-start text:name="__RefHeading___Toc111_3320993000"/>Results Schema<text:bookmark-end text:name="__RefHeading___Toc111_3320993000"/></text:h>
      <text:p text:style-name="P38"/>
      <text:p text:style-name="P38">-- SCHEMA: results_idsr_v<text:span text:style-name="T23">3_1</text:span></text:p>
      <text:p text:style-name="P38"/>
      <text:p text:style-name="P38">-- DROP SCHEMA IF EXISTS results_idsr_v<text:span text:style-name="T24">3_1</text:span> ;</text:p>
      <text:p text:style-name="P38"/>
      <text:p text:style-name="P38"><text:soft-page-break/>CREATE SCHEMA IF NOT EXISTS results_idsr_v<text:span text:style-name="T23">3_1</text:span></text:p>
      <text:p text:style-name="P38"><text:s text:c="4"/>AUTHORIZATION ohdsi_admin_user;</text:p>
      <text:p text:style-name="P38"/>
      <text:p text:style-name="P38">GRANT USAGE ON SCHEMA results_idsr_v3_1 TO PUBLIC;</text:p>
      <text:p text:style-name="P38"/>
      <text:p text:style-name="P38">GRANT CREATE ON SCHEMA results_idsr_v3_1 TO ohdsi_admin;</text:p>
      <text:p text:style-name="P38">GRANT USAGE ON SCHEMA results_idsr_v3_1 TO ohdsi_admin WITH GRANT OPTION;</text:p>
      <text:p text:style-name="P38"/>
      <text:p text:style-name="P38">GRANT ALL ON SCHEMA results_idsr_v3_1 TO ohdsi_admin_user;</text:p>
      <text:p text:style-name="P38"/>
      <text:p text:style-name="P38">GRANT ALL ON SCHEMA results_idsr_v3_1 TO ohdsi_app;</text:p>
      <text:p text:style-name="P38"/>
      <text:p text:style-name="P38">GRANT ALL ON SCHEMA results_idsr_v3_1 TO ohdsi_app_user;</text:p>
      <text:p text:style-name="P38"/>
      <text:p text:style-name="P38">ALTER DEFAULT PRIVILEGES FOR ROLE ohdsi_admin_user IN SCHEMA results_idsr_v3_1</text:p>
      <text:p text:style-name="P38">GRANT ALL ON TABLES TO ohdsi_app;</text:p>
      <text:p text:style-name="P38"/>
      <text:p text:style-name="P38"/>
      <text:p text:style-name="P38"/>
      <text:h text:style-name="Heading_20_2" text:outline-level="2"><text:bookmark-start text:name="__RefHeading___Toc1724_3320993000"/>Results Schema Tables<text:bookmark-end text:name="__RefHeading___Toc1724_3320993000"/></text:h>
      <text:p text:style-name="P13"/>
      <text:p text:style-name="P12"/>
      <text:p text:style-name="P8">CREATE TABLE IF NOT EXISTS results_idsr_v3_1.cohort</text:p>
      <text:p text:style-name="P18"><text:s/><text:span text:style-name="T12">(COHORT_DEFINITION_ID int NOT NULL,</text:span></text:p>
      <text:p text:style-name="P18"><text:s text:c="8"/><text:span text:style-name="T12">SUBJECT_ID bigint NOT NULL,</text:span></text:p>
      <text:p text:style-name="P18"><text:s text:c="8"/><text:span text:style-name="T12">cohort_start_date date NOT NULL,</text:span></text:p>
      <text:p text:style-name="P18"><text:s text:c="8"/><text:span text:style-name="T12">cohort_end_date date NOT NULL</text:span></text:p>
      <text:p text:style-name="P8">);</text:p>
      <text:p text:style-name="P34"/>
      <text:p text:style-name="P34"/>
      <text:p text:style-name="P8">CREATE TABLE IF NOT EXISTS results_idsr_v3_1.cohort_censor_stats (cohort_definition_id int NOT NULL,</text:p>
      <text:p text:style-name="P18"><text:s text:c="2"/><text:span text:style-name="T12">lost_count BIGINT NOT NULL</text:span></text:p>
      <text:p text:style-name="P8">);</text:p>
      <text:p text:style-name="P34"/>
      <text:p text:style-name="P34"/>
      <text:p text:style-name="P8">CREATE TABLE IF NOT EXISTS results_idsr_v3_1.cohort_inclusion (cohort_definition_id int NOT NULL,</text:p>
      <text:p text:style-name="P18"><text:s text:c="2"/><text:span text:style-name="T12">design_hash int NULL,</text:span></text:p>
      <text:p text:style-name="P18"><text:s text:c="2"/><text:span text:style-name="T12">rule_sequence int NOT NULL,</text:span></text:p>
      <text:p text:style-name="P18"><text:s text:c="2"/><text:span text:style-name="T12">name varchar(255) NULL,</text:span></text:p>
      <text:p text:style-name="P18"><text:s text:c="2"/><text:span text:style-name="T12">description varchar(1000) NULL</text:span></text:p>
      <text:p text:style-name="P8">);</text:p>
      <text:p text:style-name="P34"/>
      <text:p text:style-name="P34"/>
      <text:p text:style-name="P8">CREATE TABLE IF NOT EXISTS results_idsr_v3_1.cohort_inclusion_result (cohort_definition_id int NOT NULL,</text:p>
      <text:p text:style-name="P18"><text:s text:c="2"/><text:span text:style-name="T12">mode_id int NOT NULL,</text:span></text:p>
      <text:p text:style-name="P18"><text:s text:c="2"/><text:span text:style-name="T12">inclusion_rule_mask bigint NOT NULL,</text:span></text:p>
      <text:p text:style-name="P18"><text:s text:c="2"/><text:span text:style-name="T12">person_count bigint NOT NULL</text:span></text:p>
      <text:p text:style-name="P8"><text:soft-page-break/>);</text:p>
      <text:p text:style-name="P34"/>
      <text:p text:style-name="P34"/>
      <text:p text:style-name="P8">CREATE TABLE IF NOT EXISTS results_idsr_v3_1.cohort_inclusion_stats (cohort_definition_id int NOT NULL,</text:p>
      <text:p text:style-name="P18"><text:s text:c="2"/><text:span text:style-name="T12">rule_sequence int NOT NULL,</text:span></text:p>
      <text:p text:style-name="P18"><text:s text:c="2"/><text:span text:style-name="T12">mode_id int NOT NULL,</text:span></text:p>
      <text:p text:style-name="P18"><text:s text:c="2"/><text:span text:style-name="T12">person_count bigint NOT NULL,</text:span></text:p>
      <text:p text:style-name="P18"><text:s text:c="2"/><text:span text:style-name="T12">gain_count bigint NOT NULL,</text:span></text:p>
      <text:p text:style-name="P18"><text:s text:c="2"/><text:span text:style-name="T12">person_total bigint NOT NULL</text:span></text:p>
      <text:p text:style-name="P8">);</text:p>
      <text:p text:style-name="P34"/>
      <text:p text:style-name="P34"/>
      <text:p text:style-name="P8">CREATE TABLE IF NOT EXISTS results_idsr_v3_1.cohort_summary_stats (cohort_definition_id int NOT NULL,</text:p>
      <text:p text:style-name="P18"><text:s text:c="2"/><text:span text:style-name="T12">mode_id int NOT NULL,</text:span></text:p>
      <text:p text:style-name="P18"><text:s text:c="2"/><text:span text:style-name="T12">base_count bigint NOT NULL,</text:span></text:p>
      <text:p text:style-name="P18"><text:s text:c="2"/><text:span text:style-name="T12">final_count bigint NOT NULL</text:span></text:p>
      <text:p text:style-name="P8">);</text:p>
      <text:p text:style-name="P34"/>
      <text:p text:style-name="P34"/>
      <text:p text:style-name="P8">CREATE TABLE IF NOT EXISTS results_idsr_v3_1.cohort_cache <text:s/>(design_hash int NOT NULL,</text:p>
      <text:p text:style-name="P18"><text:s text:c="8"/><text:span text:style-name="T12">SUBJECT_ID bigint NOT NULL,</text:span></text:p>
      <text:p text:style-name="P18"><text:s text:c="8"/><text:span text:style-name="T12">cohort_start_date date NOT NULL,</text:span></text:p>
      <text:p text:style-name="P18"><text:s text:c="8"/><text:span text:style-name="T12">cohort_end_date date NOT NULL</text:span></text:p>
      <text:p text:style-name="P8">);</text:p>
      <text:p text:style-name="P34"/>
      <text:p text:style-name="P34"/>
      <text:p text:style-name="P8">CREATE TABLE IF NOT EXISTS results_idsr_v3_1.cohort_censor_stats_cache <text:s/>(design_hash int NOT NULL,</text:p>
      <text:p text:style-name="P18"><text:s text:c="2"/><text:span text:style-name="T12">lost_count BIGINT NOT NULL</text:span></text:p>
      <text:p text:style-name="P8">);</text:p>
      <text:p text:style-name="P34"/>
      <text:p text:style-name="P34"/>
      <text:p text:style-name="P8">CREATE TABLE IF NOT EXISTS results_idsr_v3_1.cohort_inclusion_result_cache <text:s/>(design_hash int NOT NULL,</text:p>
      <text:p text:style-name="P18"><text:s text:c="2"/><text:span text:style-name="T12">mode_id int NOT NULL,</text:span></text:p>
      <text:p text:style-name="P18"><text:s text:c="2"/><text:span text:style-name="T12">inclusion_rule_mask bigint NOT NULL,</text:span></text:p>
      <text:p text:style-name="P18"><text:s text:c="2"/><text:span text:style-name="T12">person_count bigint NOT NULL</text:span></text:p>
      <text:p text:style-name="P8">);</text:p>
      <text:p text:style-name="P34"/>
      <text:p text:style-name="P34"/>
      <text:p text:style-name="P8">CREATE TABLE IF NOT EXISTS results_idsr_v3_1.cohort_inclusion_stats_cache <text:s/>(design_hash int NOT NULL,</text:p>
      <text:p text:style-name="P18"><text:s text:c="2"/><text:span text:style-name="T12">rule_sequence int NOT NULL,</text:span></text:p>
      <text:p text:style-name="P18"><text:s text:c="2"/><text:span text:style-name="T12">mode_id int NOT NULL,</text:span></text:p>
      <text:p text:style-name="P18"><text:s text:c="2"/><text:span text:style-name="T12">person_count bigint NOT NULL,</text:span></text:p>
      <text:p text:style-name="P18"><text:s text:c="2"/><text:span text:style-name="T12">gain_count bigint NOT NULL,</text:span></text:p>
      <text:p text:style-name="P18"><text:s text:c="2"/><text:span text:style-name="T12">person_total bigint NOT NULL</text:span></text:p>
      <text:p text:style-name="P8">);</text:p>
      <text:p text:style-name="P34"/>
      <text:p text:style-name="P34"/>
      <text:p text:style-name="P8">CREATE TABLE IF NOT EXISTS results_idsr_v3_1.cohort_summary_stats_cache <text:s/>(design_hash int NOT NULL,</text:p>
      <text:p text:style-name="P18"><text:s text:c="2"/><text:span text:style-name="T12">mode_id int NOT NULL,</text:span></text:p>
      <text:p text:style-name="P18"><text:soft-page-break/><text:s text:c="2"/><text:span text:style-name="T12">base_count bigint NOT NULL,</text:span></text:p>
      <text:p text:style-name="P18"><text:s text:c="2"/><text:span text:style-name="T12">final_count bigint NOT NULL</text:span></text:p>
      <text:p text:style-name="P8">);</text:p>
      <text:p text:style-name="P34"/>
      <text:p text:style-name="P34"/>
      <text:p text:style-name="P8">CREATE TABLE IF NOT EXISTS results_idsr_v3_1.feas_study_inclusion_stats (study_id int NOT NULL,</text:p>
      <text:p text:style-name="P18"><text:s text:c="2"/><text:span text:style-name="T12">rule_sequence int NOT NULL,</text:span></text:p>
      <text:p text:style-name="P18"><text:s text:c="2"/><text:span text:style-name="T12">name varchar(255) NOT NULL,</text:span></text:p>
      <text:p text:style-name="P18"><text:s text:c="2"/><text:span text:style-name="T12">person_count bigint NOT NULL,</text:span></text:p>
      <text:p text:style-name="P18"><text:s text:c="2"/><text:span text:style-name="T12">gain_count bigint NOT NULL,</text:span></text:p>
      <text:p text:style-name="P18"><text:s text:c="2"/><text:span text:style-name="T12">person_total bigint NOT NULL</text:span></text:p>
      <text:p text:style-name="P8">);</text:p>
      <text:p text:style-name="P34"/>
      <text:p text:style-name="P34"/>
      <text:p text:style-name="P8">CREATE TABLE IF NOT EXISTS results_idsr_v3_1.feas_study_index_stats (study_id int NOT NULL,</text:p>
      <text:p text:style-name="P18"><text:s text:c="2"/><text:span text:style-name="T12">person_count bigint NOT NULL,</text:span></text:p>
      <text:p text:style-name="P18"><text:s text:c="2"/><text:span text:style-name="T12">match_count bigint NOT NULL</text:span></text:p>
      <text:p text:style-name="P8">);</text:p>
      <text:p text:style-name="P34"/>
      <text:p text:style-name="P34"/>
      <text:p text:style-name="P8">CREATE TABLE IF NOT EXISTS results_idsr_v3_1.feas_study_result (study_id int NOT NULL,</text:p>
      <text:p text:style-name="P18"><text:s text:c="2"/><text:span text:style-name="T12">inclusion_rule_mask bigint NOT NULL,</text:span></text:p>
      <text:p text:style-name="P18"><text:s text:c="2"/><text:span text:style-name="T12">person_count bigint NOT NULL</text:span></text:p>
      <text:p text:style-name="P8">);</text:p>
      <text:p text:style-name="P34"/>
      <text:p text:style-name="P34"/>
      <text:p text:style-name="P8">CREATE TABLE IF NOT EXISTS results_idsr_v3_1.heracles_analysis</text:p>
      <text:p text:style-name="P18"><text:s/><text:span text:style-name="T12">(analysis_id int,</text:span></text:p>
      <text:p text:style-name="P18"><text:s text:c="8"/><text:span text:style-name="T12">analysis_name varchar(255),</text:span></text:p>
      <text:p text:style-name="P18"><text:s text:c="8"/><text:span text:style-name="T12">stratum_1_name varchar(255),</text:span></text:p>
      <text:p text:style-name="P18"><text:s text:c="8"/><text:span text:style-name="T12">stratum_2_name varchar(255),</text:span></text:p>
      <text:p text:style-name="P18"><text:s text:c="8"/><text:span text:style-name="T12">stratum_3_name varchar(255),</text:span></text:p>
      <text:p text:style-name="P18"><text:s text:c="8"/><text:span text:style-name="T12">stratum_4_name varchar(255),</text:span></text:p>
      <text:p text:style-name="P18"><text:s text:c="8"/><text:span text:style-name="T12">stratum_5_name varchar(255),</text:span></text:p>
      <text:p text:style-name="P18"><text:s text:c="8"/><text:span text:style-name="T12">analysis_type varchar(255)</text:span></text:p>
      <text:p text:style-name="P8">);</text:p>
      <text:p text:style-name="P34"/>
      <text:p text:style-name="P34"/>
      <text:p text:style-name="P8">CREATE TABLE IF NOT EXISTS results_idsr_v3_1.HERACLES_HEEL_results </text:p>
      <text:p text:style-name="P18"><text:s/><text:span text:style-name="T12">(cohort_definition_id int, </text:span></text:p>
      <text:p text:style-name="P18"><text:s text:c="2"/><text:span text:style-name="T12">analysis_id INT, </text:span></text:p>
      <text:p text:style-name="P18"><text:s text:c="2"/><text:span text:style-name="T12">HERACLES_HEEL_warning VARCHAR(255) </text:span></text:p>
      <text:p text:style-name="P9">);</text:p>
      <text:p text:style-name="Text_20_body"><text:line-break/><text:span text:style-name="T6">--HINT PARTITION(cohort_definition_id int)</text:span></text:p>
      <text:p text:style-name="P8">--HINT BUCKET(analysis_id, 64)</text:p>
      <text:p text:style-name="P8">CREATE TABLE IF NOT EXISTS results_idsr_v3_1.heracles_results</text:p>
      <text:p text:style-name="P18"><text:s/><text:span text:style-name="T12">(cohort_definition_id int,</text:span></text:p>
      <text:p text:style-name="P18"><text:s text:c="8"/><text:span text:style-name="T12">analysis_id int,</text:span></text:p>
      <text:p text:style-name="P18"><text:s text:c="8"/><text:span text:style-name="T12">stratum_1 varchar(255),</text:span></text:p>
      <text:p text:style-name="P18"><text:s text:c="8"/><text:span text:style-name="T12">stratum_2 varchar(255),</text:span></text:p>
      <text:p text:style-name="P18"><text:soft-page-break/><text:s text:c="8"/><text:span text:style-name="T12">stratum_3 varchar(255),</text:span></text:p>
      <text:p text:style-name="P18"><text:s text:c="8"/><text:span text:style-name="T12">stratum_4 varchar(255),</text:span></text:p>
      <text:p text:style-name="P18"><text:s text:c="8"/><text:span text:style-name="T12">stratum_5 varchar(255),</text:span></text:p>
      <text:p text:style-name="P18"><text:s text:c="8"/><text:span text:style-name="T12">count_value bigint,</text:span></text:p>
      <text:p text:style-name="P18"><text:s text:c="8"/><text:span text:style-name="T12">last_update_time TIMESTAMP DEFAULT CURRENT_DATE</text:span></text:p>
      <text:p text:style-name="P8">);</text:p>
      <text:p text:style-name="P34"/>
      <text:p text:style-name="P34"/>
      <text:p text:style-name="P8">--HINT PARTITION(cohort_definition_id int)</text:p>
      <text:p text:style-name="P8">--HINT BUCKET(analysis_id, 64)</text:p>
      <text:p text:style-name="P8">CREATE TABLE IF NOT EXISTS results_idsr_v3_1.heracles_results_dist</text:p>
      <text:p text:style-name="P18"><text:s/><text:span text:style-name="T12">(cohort_definition_id int,</text:span></text:p>
      <text:p text:style-name="P18"><text:s text:c="8"/><text:span text:style-name="T12">analysis_id int,</text:span></text:p>
      <text:p text:style-name="P18"><text:s text:c="8"/><text:span text:style-name="T12">stratum_1 varchar(255),</text:span></text:p>
      <text:p text:style-name="P18"><text:s text:c="8"/><text:span text:style-name="T12">stratum_2 varchar(255),</text:span></text:p>
      <text:p text:style-name="P18"><text:s text:c="8"/><text:span text:style-name="T12">stratum_3 varchar(255),</text:span></text:p>
      <text:p text:style-name="P18"><text:s text:c="8"/><text:span text:style-name="T12">stratum_4 varchar(255),</text:span></text:p>
      <text:p text:style-name="P18"><text:s text:c="8"/><text:span text:style-name="T12">stratum_5 varchar(255),</text:span></text:p>
      <text:p text:style-name="P18"><text:s text:c="8"/><text:span text:style-name="T12">count_value bigint,</text:span></text:p>
      <text:p text:style-name="P18"><text:s text:c="8"/><text:span text:style-name="T12">min_value NUMERIC,</text:span></text:p>
      <text:p text:style-name="P18"><text:s text:c="8"/><text:span text:style-name="T12">max_value NUMERIC,</text:span></text:p>
      <text:p text:style-name="P18"><text:s text:c="8"/><text:span text:style-name="T12">avg_value NUMERIC,</text:span></text:p>
      <text:p text:style-name="P18"><text:s text:c="8"/><text:span text:style-name="T12">stdev_value NUMERIC,</text:span></text:p>
      <text:p text:style-name="P18"><text:s text:c="8"/><text:span text:style-name="T12">median_value NUMERIC,</text:span></text:p>
      <text:p text:style-name="P18"><text:s text:c="8"/><text:span text:style-name="T12">p10_value NUMERIC,</text:span></text:p>
      <text:p text:style-name="P18"><text:s text:c="8"/><text:span text:style-name="T12">p25_value NUMERIC,</text:span></text:p>
      <text:p text:style-name="P18"><text:s text:c="8"/><text:span text:style-name="T12">p75_value NUMERIC,</text:span></text:p>
      <text:p text:style-name="P18"><text:s text:c="8"/><text:span text:style-name="T12">p90_value NUMERIC,</text:span></text:p>
      <text:p text:style-name="P18"><text:s text:c="8"/><text:span text:style-name="T12">last_update_time TIMESTAMP DEFAULT CURRENT_DATE</text:span></text:p>
      <text:p text:style-name="P8">);</text:p>
      <text:p text:style-name="P34"/>
      <text:p text:style-name="P34"/>
      <text:p text:style-name="P8">CREATE TABLE IF NOT EXISTS results_idsr_v3_1.heracles_periods</text:p>
      <text:p text:style-name="P18"><text:s/><text:span text:style-name="T12">(period_id int,</text:span></text:p>
      <text:p text:style-name="P18"><text:s text:c="2"/><text:span text:style-name="T12">period_order int,</text:span></text:p>
      <text:p text:style-name="P18"><text:s text:c="8"/><text:span text:style-name="T12">period_name varchar(255),</text:span></text:p>
      <text:p text:style-name="P18"><text:s text:c="2"/><text:span text:style-name="T12">period_type varchar(50),</text:span></text:p>
      <text:p text:style-name="P18"><text:s text:c="8"/><text:span text:style-name="T12">period_start_date date,</text:span></text:p>
      <text:p text:style-name="P18"><text:s text:c="8"/><text:span text:style-name="T12">period_end_date date</text:span></text:p>
      <text:p text:style-name="P8">);</text:p>
      <text:p text:style-name="P34"/>
      <text:p text:style-name="P8">CREATE TABLE IF NOT EXISTS results_idsr_v3_1.cohort_sample_element (cohort_sample_id int NOT NULL,</text:p>
      <text:p text:style-name="P18"><text:s text:c="4"/><text:span text:style-name="T12">rank_value int NOT NULL,</text:span></text:p>
      <text:p text:style-name="P18"><text:s text:c="4"/><text:span text:style-name="T12">person_id bigint NOT NULL,</text:span></text:p>
      <text:p text:style-name="P18"><text:s text:c="4"/><text:span text:style-name="T12">age int,</text:span></text:p>
      <text:p text:style-name="P18"><text:s text:c="4"/><text:span text:style-name="T12">gender_concept_id int</text:span></text:p>
      <text:p text:style-name="P8">);</text:p>
      <text:p text:style-name="P34"/>
      <text:p text:style-name="P34"/>
      <text:p text:style-name="P8">CREATE TABLE IF NOT EXISTS results_idsr_v3_1.ir_analysis_dist <text:s/>(analysis_id int NOT NULL,</text:p>
      <text:p text:style-name="P18"><text:s text:c="2"/><text:span text:style-name="T12">target_id int NOT NULL,</text:span></text:p>
      <text:p text:style-name="P18"><text:s text:c="2"/><text:span text:style-name="T12">outcome_id int NOT NULL,</text:span></text:p>
      <text:p text:style-name="P18"><text:s text:c="2"/><text:span text:style-name="T12">strata_sequence int NULL,</text:span></text:p>
      <text:p text:style-name="P18"><text:s text:c="2"/><text:span text:style-name="T12">dist_type int NOT NULL,</text:span></text:p>
      <text:p text:style-name="P18"><text:soft-page-break/><text:s text:c="2"/><text:span text:style-name="T12">total bigint NOT NULL,</text:span></text:p>
      <text:p text:style-name="P18"><text:s text:c="2"/><text:span text:style-name="T12">avg_value NUMERIC NOT NULL,</text:span></text:p>
      <text:p text:style-name="P18"><text:s text:c="2"/><text:span text:style-name="T12">std_dev NUMERIC NOT NULL,</text:span></text:p>
      <text:p text:style-name="P18"><text:s text:c="2"/><text:span text:style-name="T12">min_value int NOT NULL,</text:span></text:p>
      <text:p text:style-name="P18"><text:s text:c="2"/><text:span text:style-name="T12">p10_value int NOT NULL,</text:span></text:p>
      <text:p text:style-name="P18"><text:s text:c="2"/><text:span text:style-name="T12">p25_value int NOT NULL,</text:span></text:p>
      <text:p text:style-name="P18"><text:s text:c="2"/><text:span text:style-name="T12">median_value int NOT NULL,</text:span></text:p>
      <text:p text:style-name="P18"><text:s text:c="2"/><text:span text:style-name="T12">p75_value int NOT NULL,</text:span></text:p>
      <text:p text:style-name="P18"><text:s text:c="2"/><text:span text:style-name="T12">p90_value int NOT NULL,</text:span></text:p>
      <text:p text:style-name="P18"><text:s text:c="2"/><text:span text:style-name="T12">max_value int NULL</text:span></text:p>
      <text:p text:style-name="P8">);</text:p>
      <text:p text:style-name="P34"/>
      <text:p text:style-name="P34"/>
      <text:p text:style-name="P8">CREATE TABLE IF NOT EXISTS results_idsr_v3_1.ir_analysis_result (analysis_id int NOT NULL,</text:p>
      <text:p text:style-name="P18"><text:s text:c="2"/><text:span text:style-name="T12">target_id int NOT NULL,</text:span></text:p>
      <text:p text:style-name="P18"><text:s text:c="2"/><text:span text:style-name="T12">outcome_id int NOT NULL,</text:span></text:p>
      <text:p text:style-name="P18"><text:s text:c="2"/><text:span text:style-name="T12">strata_mask bigint NOT NULL,</text:span></text:p>
      <text:p text:style-name="P18"><text:s text:c="2"/><text:span text:style-name="T12">person_count bigint NOT NULL,</text:span></text:p>
      <text:p text:style-name="P18"><text:s text:c="2"/><text:span text:style-name="T12">time_at_risk bigint NOT NULL,</text:span></text:p>
      <text:p text:style-name="P18"><text:s text:c="2"/><text:span text:style-name="T12">cases bigint NOT NULL</text:span></text:p>
      <text:p text:style-name="P8">);</text:p>
      <text:p text:style-name="P34"/>
      <text:p text:style-name="P34"/>
      <text:p text:style-name="P8">CREATE TABLE IF NOT EXISTS results_idsr_v3_1.ir_analysis_strata_stats (analysis_id int NOT NULL,</text:p>
      <text:p text:style-name="P18"><text:s text:c="2"/><text:span text:style-name="T12">target_id int NOT NULL,</text:span></text:p>
      <text:p text:style-name="P18"><text:s text:c="2"/><text:span text:style-name="T12">outcome_id int NOT NULL,</text:span></text:p>
      <text:p text:style-name="P18"><text:s text:c="2"/><text:span text:style-name="T12">strata_sequence int NOT NULL,</text:span></text:p>
      <text:p text:style-name="P18"><text:s text:c="2"/><text:span text:style-name="T12">person_count bigint NOT NULL,</text:span></text:p>
      <text:p text:style-name="P18"><text:s text:c="2"/><text:span text:style-name="T12">time_at_risk bigint NOT NULL,</text:span></text:p>
      <text:p text:style-name="P18"><text:s text:c="2"/><text:span text:style-name="T12">cases bigint NOT NULL</text:span></text:p>
      <text:p text:style-name="P8">);</text:p>
      <text:p text:style-name="P34"/>
      <text:p text:style-name="P34"/>
      <text:p text:style-name="P8">CREATE TABLE IF NOT EXISTS results_idsr_v3_1.ir_strata (analysis_id int NOT NULL,</text:p>
      <text:p text:style-name="P18"><text:s text:c="2"/><text:span text:style-name="T12">strata_sequence int NOT NULL,</text:span></text:p>
      <text:p text:style-name="P18"><text:s text:c="2"/><text:span text:style-name="T12">name varchar(255) NULL,</text:span></text:p>
      <text:p text:style-name="P18"><text:s text:c="2"/><text:span text:style-name="T12">description varchar(1000) NULL</text:span></text:p>
      <text:p text:style-name="P8">);</text:p>
      <text:p text:style-name="P34"/>
      <text:p text:style-name="P34"/>
      <text:p text:style-name="P8">CREATE TABLE IF NOT EXISTS results_idsr_v3_1.cc_results</text:p>
      <text:p text:style-name="P18"><text:s/><text:span text:style-name="T12">(type VARCHAR(255) NOT NULL,</text:span></text:p>
      <text:p text:style-name="P18"><text:s text:c="2"/><text:span text:style-name="T12">fa_type VARCHAR(255) NOT NULL,</text:span></text:p>
      <text:p text:style-name="P18"><text:s text:c="2"/><text:span text:style-name="T12">cc_generation_id BIGINT NOT NULL,</text:span></text:p>
      <text:p text:style-name="P18"><text:s text:c="2"/><text:span text:style-name="T12">analysis_id INTEGER,</text:span></text:p>
      <text:p text:style-name="P18"><text:s text:c="2"/><text:span text:style-name="T12">analysis_name VARCHAR(1000),</text:span></text:p>
      <text:p text:style-name="P18"><text:s text:c="2"/><text:span text:style-name="T12">covariate_id BIGINT,</text:span></text:p>
      <text:p text:style-name="P18"><text:s text:c="2"/><text:span text:style-name="T12">covariate_name VARCHAR(1000),</text:span></text:p>
      <text:p text:style-name="P18"><text:s text:c="2"/><text:span text:style-name="T12">strata_id BIGINT,</text:span></text:p>
      <text:p text:style-name="P18"><text:s text:c="2"/><text:span text:style-name="T12">strata_name VARCHAR(1000),</text:span></text:p>
      <text:p text:style-name="P18"><text:s text:c="2"/><text:span text:style-name="T12">time_window VARCHAR(255),</text:span></text:p>
      <text:p text:style-name="P18"><text:s text:c="2"/><text:span text:style-name="T12">concept_id INTEGER NOT NULL,</text:span></text:p>
      <text:p text:style-name="P18"><text:s text:c="2"/><text:span text:style-name="T12">count_value BIGINT,</text:span></text:p>
      <text:p text:style-name="P18"><text:soft-page-break/><text:s text:c="2"/><text:span text:style-name="T12">avg_value DOUBLE PRECISION,</text:span></text:p>
      <text:p text:style-name="P18"><text:s text:c="2"/><text:span text:style-name="T12">stdev_value DOUBLE PRECISION,</text:span></text:p>
      <text:p text:style-name="P18"><text:s text:c="2"/><text:span text:style-name="T12">min_value DOUBLE PRECISION,</text:span></text:p>
      <text:p text:style-name="P18"><text:s text:c="2"/><text:span text:style-name="T12">p10_value DOUBLE PRECISION,</text:span></text:p>
      <text:p text:style-name="P18"><text:s text:c="2"/><text:span text:style-name="T12">p25_value DOUBLE PRECISION,</text:span></text:p>
      <text:p text:style-name="P18"><text:s text:c="2"/><text:span text:style-name="T12">median_value DOUBLE PRECISION,</text:span></text:p>
      <text:p text:style-name="P18"><text:s text:c="2"/><text:span text:style-name="T12">p75_value DOUBLE PRECISION,</text:span></text:p>
      <text:p text:style-name="P18"><text:s text:c="2"/><text:span text:style-name="T12">p90_value DOUBLE PRECISION,</text:span></text:p>
      <text:p text:style-name="P18"><text:s text:c="2"/><text:span text:style-name="T12">max_value DOUBLE PRECISION,</text:span></text:p>
      <text:p text:style-name="P18"><text:s text:c="2"/><text:span text:style-name="T12">cohort_definition_id BIGINT,</text:span></text:p>
      <text:p text:style-name="P18"><text:s text:c="2"/><text:span text:style-name="T12">aggregate_id INTEGER,</text:span></text:p>
      <text:p text:style-name="P18"><text:s text:c="2"/><text:span text:style-name="T12">aggregate_name VARCHAR(1000),</text:span></text:p>
      <text:p text:style-name="P18"><text:s text:c="2"/><text:span text:style-name="T12">missing_means_zero INTEGER</text:span></text:p>
      <text:p text:style-name="P8">);</text:p>
      <text:p text:style-name="P34"/>
      <text:p text:style-name="P8">CREATE TABLE IF NOT EXISTS results_idsr_v3_1.pathway_analysis_codes</text:p>
      <text:p text:style-name="P18"><text:s/><text:span text:style-name="T12">(pathway_analysis_generation_id BIGINT NOT NULL,</text:span></text:p>
      <text:p text:style-name="P18"><text:s text:c="8"/><text:span text:style-name="T12">code BIGINT NOT NULL,</text:span></text:p>
      <text:p text:style-name="P18"><text:s text:c="8"/><text:span text:style-name="T12">name VARCHAR(2000) NOT NULL,</text:span></text:p>
      <text:p text:style-name="P18"><text:s text:c="8"/><text:span text:style-name="T12">is_combo int NOT NULL</text:span></text:p>
      <text:p text:style-name="P8">);</text:p>
      <text:p text:style-name="P34"/>
      <text:p text:style-name="P8">CREATE TABLE IF NOT EXISTS results_idsr_v3_1.pathway_analysis_events</text:p>
      <text:p text:style-name="P18"><text:s/><text:span text:style-name="T12">(pathway_analysis_generation_id BIGINT NOT NULL,</text:span></text:p>
      <text:p text:style-name="P18"><text:s text:c="8"/><text:span text:style-name="T12">target_cohort_id INTEGER NOT NULL,</text:span></text:p>
      <text:p text:style-name="P18"><text:s text:c="8"/><text:span text:style-name="T12">combo_id BIGINT NOT NULL,</text:span></text:p>
      <text:p text:style-name="P18"><text:s text:c="8"/><text:span text:style-name="T12">subject_id BIGINT NOT NULL,</text:span></text:p>
      <text:p text:style-name="P18"><text:s text:c="8"/><text:span text:style-name="T12">ordinal INTEGER,</text:span></text:p>
      <text:p text:style-name="P18"><text:s text:c="8"/><text:span text:style-name="T12">cohort_start_date TIMESTAMP NOT NULL,</text:span></text:p>
      <text:p text:style-name="P18"><text:s text:c="8"/><text:span text:style-name="T12">cohort_end_date TIMESTAMP NOT NULL</text:span></text:p>
      <text:p text:style-name="P8">);</text:p>
      <text:p text:style-name="P34"/>
      <text:p text:style-name="P34"/>
      <text:p text:style-name="P8">CREATE TABLE IF NOT EXISTS results_idsr_v3_1.pathway_analysis_paths</text:p>
      <text:p text:style-name="P18"><text:s/><text:span text:style-name="T12">(pathway_analysis_generation_id BIGINT NOT NULL,</text:span></text:p>
      <text:p text:style-name="P18"><text:s text:c="2"/><text:span text:style-name="T12">target_cohort_id INTEGER NOT NULL,</text:span></text:p>
      <text:p text:style-name="P18"><text:s text:c="2"/><text:span text:style-name="T12">step_1 BIGINT,</text:span></text:p>
      <text:p text:style-name="P18"><text:s text:c="2"/><text:span text:style-name="T12">step_2 BIGINT,</text:span></text:p>
      <text:p text:style-name="P18"><text:s text:c="2"/><text:span text:style-name="T12">step_3 BIGINT,</text:span></text:p>
      <text:p text:style-name="P18"><text:s text:c="2"/><text:span text:style-name="T12">step_4 BIGINT,</text:span></text:p>
      <text:p text:style-name="P18"><text:s text:c="2"/><text:span text:style-name="T12">step_5 BIGINT,</text:span></text:p>
      <text:p text:style-name="P18"><text:s text:c="2"/><text:span text:style-name="T12">step_6 BIGINT,</text:span></text:p>
      <text:p text:style-name="P18"><text:s text:c="2"/><text:span text:style-name="T12">step_7 BIGINT,</text:span></text:p>
      <text:p text:style-name="P18"><text:s text:c="2"/><text:span text:style-name="T12">step_8 BIGINT,</text:span></text:p>
      <text:p text:style-name="P18"><text:s text:c="2"/><text:span text:style-name="T12">step_9 BIGINT,</text:span></text:p>
      <text:p text:style-name="P18"><text:s text:c="2"/><text:span text:style-name="T12">step_10 BIGINT,</text:span></text:p>
      <text:p text:style-name="P18"><text:s text:c="2"/><text:span text:style-name="T12">count_value BIGINT NOT NULL</text:span></text:p>
      <text:p text:style-name="P8">);</text:p>
      <text:p text:style-name="P34"/>
      <text:p text:style-name="P8">CREATE TABLE IF NOT EXISTS results_idsr_v3_1.pathway_analysis_stats</text:p>
      <text:p text:style-name="P18"><text:s/><text:span text:style-name="T12">(pathway_analysis_generation_id BIGINT NOT NULL,</text:span></text:p>
      <text:p text:style-name="P18"><text:s text:c="2"/><text:span text:style-name="T12">target_cohort_id INTEGER NOT NULL,</text:span></text:p>
      <text:p text:style-name="P18"><text:s text:c="2"/><text:span text:style-name="T12">target_cohort_count BIGINT NOT NULL,</text:span></text:p>
      <text:p text:style-name="P18"><text:s text:c="2"/><text:span text:style-name="T12">pathways_count BIGINT NOT NULL</text:span></text:p>
      <text:p text:style-name="P9">);</text:p>
      <text:p text:style-name="P16"><text:soft-page-break/></text:p>
      <text:h text:style-name="Heading_20_2" text:outline-level="2"><text:bookmark-start text:name="__RefHeading___Toc1726_3320993000"/><text:span text:style-name="T13">H</text:span><text:span text:style-name="T4">ierarchy lookup table for the treemap hierarchies</text:span><text:bookmark-end text:name="__RefHeading___Toc1726_3320993000"/></text:h>
      <text:p text:style-name="P6"/>
      <text:p text:style-name="P14">/*********************************************************************/</text:p>
      <text:p text:style-name="P8">/***** Create hierarchy lookup table for the treemap hierarchies *****/</text:p>
      <text:p text:style-name="P8">/*********************************************************************/</text:p>
      <text:p text:style-name="P34"/>
      <text:p text:style-name="P8">CREATE TABLE IF NOT EXISTS results_idsr_v3_1.concept_hierarchy</text:p>
      <text:p text:style-name="P18"><text:s/><text:span text:style-name="T12">(concept_id <text:s text:c="12"/>INT,</text:span></text:p>
      <text:p text:style-name="P18"><text:s text:c="2"/><text:span text:style-name="T12">concept_name <text:s text:c="10"/>VARCHAR(400),</text:span></text:p>
      <text:p text:style-name="P18"><text:s text:c="2"/><text:span text:style-name="T12">treemap <text:s text:c="15"/>VARCHAR(20),</text:span></text:p>
      <text:p text:style-name="P18"><text:s text:c="2"/><text:span text:style-name="T12">concept_hierarchy_type VARCHAR(20),</text:span></text:p>
      <text:p text:style-name="P18"><text:s text:c="2"/><text:span text:style-name="T12">level1_concept_name <text:s text:c="3"/>VARCHAR(255),</text:span></text:p>
      <text:p text:style-name="P18"><text:s text:c="2"/><text:span text:style-name="T12">level2_concept_name <text:s text:c="3"/>VARCHAR(255),</text:span></text:p>
      <text:p text:style-name="P18"><text:s text:c="2"/><text:span text:style-name="T12">level3_concept_name <text:s text:c="3"/>VARCHAR(255),</text:span></text:p>
      <text:p text:style-name="P18"><text:s text:c="2"/><text:span text:style-name="T12">level4_concept_name <text:s text:c="3"/>VARCHAR(255)</text:span></text:p>
      <text:p text:style-name="P9">);</text:p>
      <text:p text:style-name="P16"/>
      <text:p text:style-name="P19">/ **** <text:span text:style-name="T22">issue is defined here aboutthe hirerchy ****/</text:span></text:p>
      <text:h text:style-name="Heading_20_2" text:outline-level="2"><text:bookmark-start text:name="__RefHeading___Toc1728_3320993000"/>Populate the hierarchy lookup table per treemap<text:bookmark-end text:name="__RefHeading___Toc1728_3320993000"/></text:h>
      <text:p text:style-name="P16"/>
      <text:p text:style-name="P14">/***********************************************************/</text:p>
      <text:p text:style-name="P8">/***** Populate the hierarchy lookup table per treemap *****/</text:p>
      <text:p text:style-name="P8">/***********************************************************/</text:p>
      <text:p text:style-name="P9">TRUNCATE TABLE results_idsr_v3_1.concept_hierarchy;</text:p>
      <text:h text:style-name="Heading_20_2" text:outline-level="2"><text:bookmark-start text:name="__RefHeading___Toc1730_3320993000"/>Populate the hierarchy lookup table per treemap: CONDITION/CONDITION_ERA<text:bookmark-end text:name="__RefHeading___Toc1730_3320993000"/></text:h>
      <text:p text:style-name="P15"/>
      <text:p text:style-name="P30"><text:span text:style-name="T25">Total INSERTs: </text:span>705086</text:p>
      <text:p text:style-name="P26"/>
      <text:p text:style-name="P15">/********** CONDITION/CONDITION_ERA **********/</text:p>
      <text:p text:style-name="P15">INSERT INTO results_idsr_v3_1.concept_hierarchy</text:p>
      <text:p text:style-name="P15"><text:tab/>(concept_id, concept_name, treemap, concept_hierarchy_type, level1_concept_name, level2_concept_name, level3_concept_name, level4_concept_name)</text:p>
      <text:p text:style-name="P15"><text:soft-page-break/>SELECT</text:p>
      <text:p text:style-name="P15"><text:tab/>snomed.concept_id,</text:p>
      <text:p text:style-name="P15"><text:s text:c="2"/>snomed.concept_name AS concept_name,</text:p>
      <text:p text:style-name="P15"><text:tab/>CAST('Condition' AS VARCHAR(20)) AS treemap,</text:p>
      <text:p text:style-name="P15"><text:tab/>CAST(NULL AS VARCHAR(20)) as concept_hierarchy_type,</text:p>
      <text:p text:style-name="P15"><text:tab/>pt_to_hlt.pt_concept_name as level1_concept_name,</text:p>
      <text:p text:style-name="P15"><text:tab/>hlt_to_hlgt.hlt_concept_name as level2_concept_name,</text:p>
      <text:p text:style-name="P15"><text:tab/>hlgt_to_soc.hlgt_concept_name as level3_concept_name,</text:p>
      <text:p text:style-name="P15"><text:tab/>soc.concept_name AS level4_concept_name</text:p>
      <text:p text:style-name="P15">FROM (</text:p>
      <text:p text:style-name="P15"><text:tab/>SELECT</text:p>
      <text:p text:style-name="P15"><text:tab/><text:tab/>concept_id,</text:p>
      <text:p text:style-name="P15"><text:tab/><text:tab/>concept_name</text:p>
      <text:p text:style-name="P15"><text:tab/>FROM vocab_5_0_31.concept</text:p>
      <text:p text:style-name="P15"><text:tab/>WHERE domain_id = 'Condition'</text:p>
      <text:p text:style-name="P15">) snomed</text:p>
      <text:p text:style-name="P15">LEFT JOIN (</text:p>
      <text:p text:style-name="P15"><text:tab/>SELECT</text:p>
      <text:p text:style-name="P15"><text:tab/><text:tab/>c1.concept_id <text:s text:c="5"/>AS snomed_concept_id,</text:p>
      <text:p text:style-name="P15"><text:tab/><text:tab/>max(c2.concept_id) AS pt_concept_id</text:p>
      <text:p text:style-name="P15"><text:tab/>FROM vocab_5_0_31.concept c1</text:p>
      <text:p text:style-name="P15"><text:tab/>INNER JOIN vocab_5_0_31.concept_ancestor ca1 ON c1.concept_id = ca1.descendant_concept_id</text:p>
      <text:p text:style-name="P15"><text:tab/><text:tab/>AND c1.domain_id = 'Condition'</text:p>
      <text:p text:style-name="P15"><text:tab/><text:tab/>AND ca1.min_levels_of_separation = 1</text:p>
      <text:p text:style-name="P15"><text:soft-page-break/><text:tab/>INNER JOIN vocab_5_0_31.concept c2 ON ca1.ancestor_concept_id = c2.concept_id</text:p>
      <text:p text:style-name="P15"><text:tab/><text:tab/>AND c2.vocabulary_id = 'MedDRA'</text:p>
      <text:p text:style-name="P15"><text:tab/>GROUP BY c1.concept_id</text:p>
      <text:p text:style-name="P15">) snomed_to_pt ON snomed.concept_id = snomed_to_pt.snomed_concept_id</text:p>
      <text:p text:style-name="P15">LEFT JOIN (</text:p>
      <text:p text:style-name="P15"><text:tab/>SELECT</text:p>
      <text:p text:style-name="P15"><text:tab/><text:tab/>c1.concept_id <text:s text:c="5"/>AS pt_concept_id,</text:p>
      <text:p text:style-name="P15"><text:tab/><text:tab/>c1.concept_name <text:s text:c="3"/>AS pt_concept_name,</text:p>
      <text:p text:style-name="P15"><text:tab/><text:tab/>max(c2.concept_id) AS hlt_concept_id</text:p>
      <text:p text:style-name="P15"><text:tab/>FROM vocab_5_0_31.concept c1</text:p>
      <text:p text:style-name="P15"><text:tab/>INNER JOIN vocab_5_0_31.concept_ancestor ca1 ON c1.concept_id = ca1.descendant_concept_id</text:p>
      <text:p text:style-name="P15"><text:tab/><text:tab/>AND c1.vocabulary_id = 'MedDRA'</text:p>
      <text:p text:style-name="P15"><text:tab/><text:tab/>AND ca1.min_levels_of_separation = 1</text:p>
      <text:p text:style-name="P15"><text:tab/>INNER JOIN vocab_5_0_31.concept c2 ON ca1.ancestor_concept_id = c2.concept_id</text:p>
      <text:p text:style-name="P15"><text:tab/><text:tab/>AND c2.vocabulary_id = 'MedDRA'</text:p>
      <text:p text:style-name="P15"><text:tab/>GROUP BY c1.concept_id, c1.concept_name</text:p>
      <text:p text:style-name="P15">) pt_to_hlt ON snomed_to_pt.pt_concept_id = pt_to_hlt.pt_concept_id</text:p>
      <text:p text:style-name="P15">LEFT JOIN (</text:p>
      <text:p text:style-name="P15"><text:tab/>SELECT</text:p>
      <text:p text:style-name="P15"><text:tab/><text:tab/>c1.concept_id <text:s text:c="5"/>AS hlt_concept_id,</text:p>
      <text:p text:style-name="P15"><text:tab/><text:tab/>c1.concept_name <text:s text:c="3"/>AS hlt_concept_name,</text:p>
      <text:p text:style-name="P15"><text:tab/><text:tab/>max(c2.concept_id) AS hlgt_concept_id</text:p>
      <text:p text:style-name="P15"><text:tab/>FROM vocab_5_0_31.concept c1</text:p>
      <text:p text:style-name="P15"><text:tab/>INNER JOIN vocab_5_0_31.concept_ancestor ca1 ON c1.concept_id = ca1.descendant_concept_id</text:p>
      <text:p text:style-name="P15"><text:soft-page-break/><text:tab/><text:tab/>AND c1.vocabulary_id = 'MedDRA'</text:p>
      <text:p text:style-name="P15"><text:tab/><text:tab/>AND ca1.min_levels_of_separation = 1</text:p>
      <text:p text:style-name="P15"><text:tab/>INNER JOIN vocab_5_0_31.concept c2 ON ca1.ancestor_concept_id = c2.concept_id</text:p>
      <text:p text:style-name="P15"><text:tab/><text:tab/>AND c2.vocabulary_id = 'MedDRA'</text:p>
      <text:p text:style-name="P15"><text:tab/>GROUP BY c1.concept_id, c1.concept_name</text:p>
      <text:p text:style-name="P15">) hlt_to_hlgt ON pt_to_hlt.hlt_concept_id = hlt_to_hlgt.hlt_concept_id</text:p>
      <text:p text:style-name="P15">LEFT JOIN (</text:p>
      <text:p text:style-name="P15"><text:tab/>SELECT</text:p>
      <text:p text:style-name="P15"><text:tab/><text:tab/>c1.concept_id <text:s text:c="5"/>AS hlgt_concept_id,</text:p>
      <text:p text:style-name="P15"><text:tab/><text:tab/>c1.concept_name <text:s text:c="3"/>AS hlgt_concept_name,</text:p>
      <text:p text:style-name="P15"><text:tab/><text:tab/>max(c2.concept_id) AS soc_concept_id</text:p>
      <text:p text:style-name="P15"><text:tab/>FROM vocab_5_0_31.concept c1</text:p>
      <text:p text:style-name="P15"><text:tab/>INNER JOIN vocab_5_0_31.concept_ancestor ca1 ON c1.concept_id = ca1.descendant_concept_id</text:p>
      <text:p text:style-name="P15"><text:tab/><text:tab/>AND c1.vocabulary_id = 'MedDRA'</text:p>
      <text:p text:style-name="P15"><text:tab/><text:tab/>AND ca1.min_levels_of_separation = 1</text:p>
      <text:p text:style-name="P15"><text:tab/>INNER JOIN vocab_5_0_31.concept c2 ON ca1.ancestor_concept_id = c2.concept_id</text:p>
      <text:p text:style-name="P15"><text:tab/><text:tab/>AND c2.vocabulary_id = 'MedDRA'</text:p>
      <text:p text:style-name="P15"><text:tab/>GROUP BY c1.concept_id, c1.concept_name</text:p>
      <text:p text:style-name="P15">) hlgt_to_soc ON hlt_to_hlgt.hlgt_concept_id = hlgt_to_soc.hlgt_concept_id</text:p>
      <text:p text:style-name="P15">LEFT JOIN vocab_5_0_31.concept soc ON hlgt_to_soc.soc_concept_id = soc.concept_id;</text:p>
      <text:p text:style-name="P13"/>
      <text:p text:style-name="P13"/>
      <text:h text:style-name="P46" text:outline-level="2"><text:bookmark-start text:name="__RefHeading___Toc1732_3320993000"/>Populate the hierarchy lookup table per treemap: <text:span text:style-name="T13">DRUG</text:span><text:bookmark-end text:name="__RefHeading___Toc1732_3320993000"/></text:h>
      <text:p text:style-name="P5"/>
      <text:p text:style-name="P30"><text:span text:style-name="T14">Total INSERTs:</text:span> 3030837</text:p>
      <text:p text:style-name="P30"><text:soft-page-break/></text:p>
      <text:p text:style-name="P20">/********** DRUG **********/</text:p>
      <text:p text:style-name="P8">INSERT INTO results_idsr_v3_1.concept_hierarchy</text:p>
      <text:p text:style-name="P18"><text:s text:c="8"/><text:span text:style-name="T12">(concept_id, concept_name, treemap, concept_hierarchy_type, level1_concept_name, level2_concept_name, level3_concept_name, level4_concept_name)</text:span></text:p>
      <text:p text:style-name="P8">SELECT</text:p>
      <text:p text:style-name="P18"><text:s text:c="8"/><text:span text:style-name="T12">rxnorm.concept_id,</text:span></text:p>
      <text:p text:style-name="P18"><text:s text:c="8"/><text:span text:style-name="T12">rxnorm.concept_name AS concept_name,</text:span></text:p>
      <text:p text:style-name="P18"><text:s text:c="8"/><text:span text:style-name="T12">CAST('Drug' AS VARCHAR(20)) AS treemap,</text:span></text:p>
      <text:p text:style-name="P18"><text:s text:c="8"/><text:span text:style-name="T12">CAST(NULL AS VARCHAR(20)) as concept_hierarchy_type,</text:span></text:p>
      <text:p text:style-name="P18"><text:s text:c="8"/><text:span text:style-name="T12">rxnorm.rxnorm_ingredient_concept_name as level1_concept_name,</text:span></text:p>
      <text:p text:style-name="P18"><text:s text:c="8"/><text:span text:style-name="T12">atc5_to_atc3.atc5_concept_name as level2_concept_name,</text:span></text:p>
      <text:p text:style-name="P18"><text:s text:c="8"/><text:span text:style-name="T12">atc3_to_atc1.atc3_concept_name as level3_concept_name,</text:span></text:p>
      <text:p text:style-name="P18"><text:s text:c="8"/><text:span text:style-name="T12">atc1.concept_name AS level4_concept_name</text:span></text:p>
      <text:p text:style-name="P8">FROM (</text:p>
      <text:p text:style-name="P18"><text:s text:c="8"/><text:span text:style-name="T12">SELECT</text:span></text:p>
      <text:p text:style-name="P18"><text:s text:c="16"/><text:span text:style-name="T12">c1.concept_id,</text:span></text:p>
      <text:p text:style-name="P18"><text:s text:c="16"/><text:span text:style-name="T12">c1.concept_name,</text:span></text:p>
      <text:p text:style-name="P18"><text:s text:c="16"/><text:span text:style-name="T12">c2.concept_id <text:s text:c="2"/>AS rxnorm_ingredient_concept_id,</text:span></text:p>
      <text:p text:style-name="P18"><text:s text:c="16"/><text:span text:style-name="T12">c2.concept_name AS RxNorm_ingredient_concept_name</text:span></text:p>
      <text:p text:style-name="P18"><text:s text:c="8"/><text:span text:style-name="T12">FROM vocab_5_0_31.concept c1</text:span></text:p>
      <text:p text:style-name="P18"><text:s text:c="8"/><text:span text:style-name="T12">INNER JOIN vocab_5_0_31.concept_ancestor ca1 ON c1.concept_id = ca1.descendant_concept_id</text:span></text:p>
      <text:p text:style-name="P18"><text:s text:c="16"/><text:span text:style-name="T12">AND c1.domain_id = 'Drug'</text:span></text:p>
      <text:p text:style-name="P18"><text:s text:c="8"/><text:span text:style-name="T12">INNER JOIN vocab_5_0_31.concept c2 ON ca1.ancestor_concept_id = c2.concept_id</text:span></text:p>
      <text:p text:style-name="P18"><text:s text:c="16"/><text:span text:style-name="T12">AND c2.domain_id = 'Drug'</text:span></text:p>
      <text:p text:style-name="P18"><text:s text:c="16"/><text:span text:style-name="T12">AND c2.concept_class_id = 'Ingredient'</text:span></text:p>
      <text:p text:style-name="P8">) rxnorm</text:p>
      <text:p text:style-name="P8">LEFT JOIN (</text:p>
      <text:p text:style-name="P18"><text:s text:c="8"/><text:span text:style-name="T12">SELECT</text:span></text:p>
      <text:p text:style-name="P18"><text:s text:c="16"/><text:span text:style-name="T12">c1.concept_id <text:s text:c="5"/>AS rxnorm_ingredient_concept_id,</text:span></text:p>
      <text:p text:style-name="P18"><text:s text:c="16"/><text:span text:style-name="T12">max(c2.concept_id) AS atc5_concept_id</text:span></text:p>
      <text:p text:style-name="P18"><text:s text:c="8"/><text:span text:style-name="T12">FROM vocab_5_0_31.concept c1</text:span></text:p>
      <text:p text:style-name="P18"><text:s text:c="8"/><text:span text:style-name="T12">INNER JOIN vocab_5_0_31.concept_ancestor ca1 ON c1.concept_id = ca1.descendant_concept_id</text:span></text:p>
      <text:p text:style-name="P18"><text:s text:c="16"/><text:span text:style-name="T12">AND c1.domain_id = 'Drug'</text:span></text:p>
      <text:p text:style-name="P18"><text:s text:c="16"/><text:span text:style-name="T12">AND c1.concept_class_id = 'Ingredient'</text:span></text:p>
      <text:p text:style-name="P18"><text:s text:c="8"/><text:span text:style-name="T12">INNER JOIN vocab_5_0_31.concept c2 ON ca1.ancestor_concept_id = c2.concept_id</text:span></text:p>
      <text:p text:style-name="P18"><text:s text:c="16"/><text:span text:style-name="T12">AND c2.vocabulary_id = 'ATC'</text:span></text:p>
      <text:p text:style-name="P18"><text:s text:c="16"/><text:span text:style-name="T12">AND c2.concept_class_id = 'ATC 4th'</text:span></text:p>
      <text:p text:style-name="P18"><text:s text:c="8"/><text:span text:style-name="T12">GROUP BY c1.concept_id</text:span></text:p>
      <text:p text:style-name="P8">) rxnorm_to_atc5 ON rxnorm.rxnorm_ingredient_concept_id = rxnorm_to_atc5.rxnorm_ingredient_concept_id</text:p>
      <text:p text:style-name="P8">LEFT JOIN (</text:p>
      <text:p text:style-name="P18"><text:s text:c="8"/><text:span text:style-name="T12">SELECT</text:span></text:p>
      <text:p text:style-name="P18"><text:s text:c="16"/><text:span text:style-name="T12">c1.concept_id <text:s text:c="5"/>AS atc5_concept_id,</text:span></text:p>
      <text:p text:style-name="P18"><text:s text:c="16"/><text:span text:style-name="T12">c1.concept_name <text:s text:c="3"/>AS atc5_concept_name,</text:span></text:p>
      <text:p text:style-name="P18"><text:s text:c="16"/><text:span text:style-name="T12">max(c2.concept_id) AS atc3_concept_id</text:span></text:p>
      <text:p text:style-name="P18"><text:s text:c="8"/><text:span text:style-name="T12">FROM vocab_5_0_31.concept c1</text:span></text:p>
      <text:p text:style-name="P18"><text:s text:c="8"/><text:span text:style-name="T12">INNER JOIN vocab_5_0_31.concept_ancestor ca1 ON c1.concept_id = ca1.descendant_concept_id</text:span></text:p>
      <text:p text:style-name="P18"><text:soft-page-break/><text:s text:c="16"/><text:span text:style-name="T12">AND c1.vocabulary_id = 'ATC'</text:span></text:p>
      <text:p text:style-name="P18"><text:s text:c="16"/><text:span text:style-name="T12">AND c1.concept_class_id = 'ATC 4th'</text:span></text:p>
      <text:p text:style-name="P18"><text:s text:c="8"/><text:span text:style-name="T12">INNER JOIN vocab_5_0_31.concept c2 ON ca1.ancestor_concept_id = c2.concept_id</text:span></text:p>
      <text:p text:style-name="P18"><text:s text:c="16"/><text:span text:style-name="T12">AND c2.vocabulary_id = 'ATC'</text:span></text:p>
      <text:p text:style-name="P18"><text:s text:c="16"/><text:span text:style-name="T12">AND c2.concept_class_id = 'ATC 2nd'</text:span></text:p>
      <text:p text:style-name="P18"><text:s text:c="8"/><text:span text:style-name="T12">GROUP BY c1.concept_id, c1.concept_name</text:span></text:p>
      <text:p text:style-name="P8">) atc5_to_atc3 ON rxnorm_to_atc5.atc5_concept_id = atc5_to_atc3.atc5_concept_id</text:p>
      <text:p text:style-name="P8">LEFT JOIN (</text:p>
      <text:p text:style-name="P18"><text:s text:c="8"/><text:span text:style-name="T12">SELECT</text:span></text:p>
      <text:p text:style-name="P18"><text:s text:c="16"/><text:span text:style-name="T12">c1.concept_id <text:s text:c="5"/>AS atc3_concept_id,</text:span></text:p>
      <text:p text:style-name="P18"><text:s text:c="16"/><text:span text:style-name="T12">c1.concept_name <text:s text:c="3"/>AS atc3_concept_name,</text:span></text:p>
      <text:p text:style-name="P18"><text:s text:c="16"/><text:span text:style-name="T12">max(c2.concept_id) AS atc1_concept_id</text:span></text:p>
      <text:p text:style-name="P18"><text:s text:c="8"/><text:span text:style-name="T12">FROM vocab_5_0_31.concept c1</text:span></text:p>
      <text:p text:style-name="P18"><text:s text:c="8"/><text:span text:style-name="T12">INNER JOIN vocab_5_0_31.concept_ancestor ca1 ON c1.concept_id = ca1.descendant_concept_id</text:span></text:p>
      <text:p text:style-name="P18"><text:s text:c="16"/><text:span text:style-name="T12">AND c1.vocabulary_id = 'ATC'</text:span></text:p>
      <text:p text:style-name="P18"><text:s text:c="16"/><text:span text:style-name="T12">AND c1.concept_class_id = 'ATC 2nd'</text:span></text:p>
      <text:p text:style-name="P18"><text:s text:c="8"/><text:span text:style-name="T12">INNER JOIN vocab_5_0_31.concept c2 ON ca1.ancestor_concept_id = c2.concept_id</text:span></text:p>
      <text:p text:style-name="P18"><text:s text:c="16"/><text:span text:style-name="T12">AND c2.vocabulary_id = 'ATC'</text:span></text:p>
      <text:p text:style-name="P18"><text:s text:c="16"/><text:span text:style-name="T12">AND c2.concept_class_id = 'ATC 1st'</text:span></text:p>
      <text:p text:style-name="P18"><text:s text:c="8"/><text:span text:style-name="T12">GROUP BY c1.concept_id, c1.concept_name</text:span></text:p>
      <text:p text:style-name="P8">) atc3_to_atc1 ON atc5_to_atc3.atc3_concept_id = atc3_to_atc1.atc3_concept_id</text:p>
      <text:p text:style-name="P8">LEFT JOIN vocab_5_0_31.concept atc1 ON atc3_to_atc1.atc1_concept_id = atc1.concept_id;</text:p>
      <text:p text:style-name="P35"/>
      <text:h text:style-name="Heading_20_2" text:outline-level="2"><text:bookmark-start text:name="__RefHeading___Toc1734_3320993000"/><text:line-break/><text:span text:style-name="T4">Populate the hierarchy lookup table per treemap: </text:span><text:span text:style-name="T13">DRUG_</text:span><text:span text:style-name="T15">ERA</text:span><text:bookmark-end text:name="__RefHeading___Toc1734_3320993000"/></text:h>
      <text:p text:style-name="P40"/>
      <text:p text:style-name="P48"><text:span text:style-name="T13">Total INSERTs: </text:span><text:span text:style-name="T26">92465</text:span></text:p>
      <text:p text:style-name="P27"/>
      <text:p text:style-name="P27">/********** DRUG_ERA **********/</text:p>
      <text:p text:style-name="P27">INSERT INTO results_idsr_v3_1.concept_hierarchy</text:p>
      <text:p text:style-name="P27"><text:tab/>(concept_id, concept_name, treemap, concept_hierarchy_type, level1_concept_name, level2_concept_name, level3_concept_name, level4_concept_name)</text:p>
      <text:p text:style-name="P27">SELECT</text:p>
      <text:p text:style-name="P27"><text:tab/>rxnorm.rxnorm_ingredient_concept_id as concept_id,</text:p>
      <text:p text:style-name="P27"><text:tab/>rxnorm.rxnorm_ingredient_concept_name as concept_name,</text:p>
      <text:p text:style-name="P27"><text:tab/>CAST('Drug Era' AS VARCHAR(20)) AS treemap,</text:p>
      <text:p text:style-name="P27"><text:tab/>CAST(NULL AS VARCHAR(20)) as concept_hierarchy_type,</text:p>
      <text:p text:style-name="P27"><text:soft-page-break/><text:tab/>atc5_to_atc3.atc5_concept_name as level1_concept_name,</text:p>
      <text:p text:style-name="P27"><text:tab/>atc3_to_atc1.atc3_concept_name as level2_concept_name,</text:p>
      <text:p text:style-name="P27"><text:tab/>atc1.concept_name AS level3_concept_name,</text:p>
      <text:p text:style-name="P27"><text:tab/>CAST(NULL AS VARCHAR(255)) as level4_concept_name</text:p>
      <text:p text:style-name="P27">FROM (</text:p>
      <text:p text:style-name="P27"><text:tab/>SELECT</text:p>
      <text:p text:style-name="P27"><text:tab/><text:tab/>c2.concept_id <text:s text:c="2"/>AS rxnorm_ingredient_concept_id,</text:p>
      <text:p text:style-name="P27"><text:tab/><text:tab/>c2.concept_name AS RxNorm_ingredient_concept_name</text:p>
      <text:p text:style-name="P27"><text:tab/>FROM vocab_5_0_31.concept c2</text:p>
      <text:p text:style-name="P27"><text:tab/>WHERE c2.domain_id = 'Drug'</text:p>
      <text:p text:style-name="P27"><text:tab/><text:tab/>AND c2.concept_class_id = 'Ingredient'</text:p>
      <text:p text:style-name="P27">) rxnorm</text:p>
      <text:p text:style-name="P27">LEFT JOIN (</text:p>
      <text:p text:style-name="P27"><text:tab/>SELECT</text:p>
      <text:p text:style-name="P27"><text:tab/><text:tab/>c1.concept_id <text:s text:c="5"/>AS rxnorm_ingredient_concept_id,</text:p>
      <text:p text:style-name="P27"><text:tab/><text:tab/>max(c2.concept_id) AS atc5_concept_id</text:p>
      <text:p text:style-name="P27"><text:tab/>FROM vocab_5_0_31.concept c1</text:p>
      <text:p text:style-name="P27"><text:tab/>INNER JOIN vocab_5_0_31.concept_ancestor ca1 ON c1.concept_id = ca1.descendant_concept_id</text:p>
      <text:p text:style-name="P27"><text:tab/><text:tab/>AND c1.domain_id = 'Drug'</text:p>
      <text:p text:style-name="P27"><text:tab/><text:tab/>AND c1.concept_class_id = 'Ingredient'</text:p>
      <text:p text:style-name="P27"><text:tab/>INNER JOIN vocab_5_0_31.concept c2 ON ca1.ancestor_concept_id = c2.concept_id</text:p>
      <text:p text:style-name="P27"><text:tab/><text:tab/>AND c2.vocabulary_id = 'ATC'</text:p>
      <text:p text:style-name="P27"><text:tab/><text:tab/>AND c2.concept_class_id = 'ATC 4th'</text:p>
      <text:p text:style-name="P27"><text:tab/>GROUP BY c1.concept_id</text:p>
      <text:p text:style-name="P27">) rxnorm_to_atc5 ON rxnorm.rxnorm_ingredient_concept_id = rxnorm_to_atc5.rxnorm_ingredient_concept_id</text:p>
      <text:p text:style-name="P27">LEFT JOIN (</text:p>
      <text:p text:style-name="P27"><text:soft-page-break/><text:tab/>SELECT</text:p>
      <text:p text:style-name="P27"><text:tab/><text:tab/>c1.concept_id <text:s text:c="5"/>AS atc5_concept_id,</text:p>
      <text:p text:style-name="P27"><text:tab/><text:tab/>c1.concept_name <text:s text:c="3"/>AS atc5_concept_name,</text:p>
      <text:p text:style-name="P27"><text:tab/><text:tab/>max(c2.concept_id) AS atc3_concept_id</text:p>
      <text:p text:style-name="P27"><text:tab/>FROM vocab_5_0_31.concept c1</text:p>
      <text:p text:style-name="P27"><text:tab/>INNER JOIN vocab_5_0_31.concept_ancestor ca1 ON c1.concept_id = ca1.descendant_concept_id</text:p>
      <text:p text:style-name="P27"><text:tab/><text:tab/>AND c1.vocabulary_id = 'ATC'</text:p>
      <text:p text:style-name="P27"><text:tab/><text:tab/>AND c1.concept_class_id = 'ATC 4th'</text:p>
      <text:p text:style-name="P27"><text:tab/>INNER JOIN vocab_5_0_31.concept c2 ON ca1.ancestor_concept_id = c2.concept_id</text:p>
      <text:p text:style-name="P27"><text:tab/><text:tab/>AND c2.vocabulary_id = 'ATC'</text:p>
      <text:p text:style-name="P27"><text:tab/><text:tab/>AND c2.concept_class_id = 'ATC 2nd'</text:p>
      <text:p text:style-name="P27"><text:tab/>GROUP BY c1.concept_id, c1.concept_name</text:p>
      <text:p text:style-name="P27">) atc5_to_atc3 ON rxnorm_to_atc5.atc5_concept_id = atc5_to_atc3.atc5_concept_id</text:p>
      <text:p text:style-name="P27">LEFT JOIN (</text:p>
      <text:p text:style-name="P27"><text:tab/>SELECT</text:p>
      <text:p text:style-name="P27"><text:tab/><text:tab/>c1.concept_id <text:s text:c="5"/>AS atc3_concept_id,</text:p>
      <text:p text:style-name="P27"><text:tab/><text:tab/>c1.concept_name <text:s text:c="3"/>AS atc3_concept_name,</text:p>
      <text:p text:style-name="P27"><text:tab/><text:tab/>max(c2.concept_id) AS atc1_concept_id</text:p>
      <text:p text:style-name="P27"><text:tab/>FROM vocab_5_0_31.concept c1</text:p>
      <text:p text:style-name="P27"><text:tab/>INNER JOIN vocab_5_0_31.concept_ancestor ca1 ON c1.concept_id = ca1.descendant_concept_id</text:p>
      <text:p text:style-name="P27"><text:tab/><text:tab/>AND c1.vocabulary_id = 'ATC'</text:p>
      <text:p text:style-name="P27"><text:tab/><text:tab/>AND c1.concept_class_id = 'ATC 2nd'</text:p>
      <text:p text:style-name="P27"><text:tab/>INNER JOIN vocab_5_0_31.concept c2 ON ca1.ancestor_concept_id = c2.concept_id</text:p>
      <text:p text:style-name="P27"><text:tab/><text:tab/>AND c2.vocabulary_id = 'ATC'</text:p>
      <text:p text:style-name="P27"><text:tab/><text:tab/>AND c2.concept_class_id = 'ATC 1st'</text:p>
      <text:p text:style-name="P27"><text:tab/>GROUP BY c1.concept_id, c1.concept_name</text:p>
      <text:p text:style-name="P27"><text:soft-page-break/>) atc3_to_atc1 ON atc5_to_atc3.atc3_concept_id = atc3_to_atc1.atc3_concept_id</text:p>
      <text:p text:style-name="P27">LEFT JOIN vocab_5_0_31.concept atc1 ON atc3_to_atc1.atc1_concept_id = atc1.concept_id;</text:p>
      <text:h text:style-name="Heading_20_2" text:outline-level="2"><text:bookmark-start text:name="__RefHeading___Toc1736_3320993000"/>Populate the hierarchy lookup table per treemap: MEASUREMENT<text:bookmark-end text:name="__RefHeading___Toc1736_3320993000"/></text:h>
      <text:p text:style-name="P21"/>
      <text:p text:style-name="P48"><text:span text:style-name="T13">Total INSERTs: </text:span><text:span text:style-name="T26">367837</text:span></text:p>
      <text:p text:style-name="P33"/>
      <text:p text:style-name="P21">/********** MEASUREMENT **********/</text:p>
      <text:p text:style-name="P8">INSERT INTO results_idsr_v3_1.concept_hierarchy</text:p>
      <text:p text:style-name="P18"><text:s text:c="8"/><text:span text:style-name="T12">(concept_id, concept_name, treemap, concept_hierarchy_type, level1_concept_name, level2_concept_name, level3_concept_name, level4_concept_name)</text:span></text:p>
      <text:p text:style-name="P8">SELECT</text:p>
      <text:p text:style-name="P18"><text:s text:c="8"/><text:span text:style-name="T12">m.concept_id,</text:span></text:p>
      <text:p text:style-name="P18"><text:s text:c="8"/><text:span text:style-name="T12">m.concept_name AS concept_name,</text:span></text:p>
      <text:p text:style-name="P18"><text:s text:c="8"/><text:span text:style-name="T12">CAST('Measurement' AS VARCHAR(20)) AS treemap,</text:span></text:p>
      <text:p text:style-name="P18"><text:s text:c="8"/><text:span text:style-name="T12">CAST(NULL AS VARCHAR(20)) as concept_hierarchy_type,</text:span></text:p>
      <text:p text:style-name="P18"><text:s text:c="8"/><text:span text:style-name="T12">CAST(max(c1.concept_name) AS VARCHAR(255)) AS level1_concept_name,</text:span></text:p>
      <text:p text:style-name="P18"><text:s text:c="8"/><text:span text:style-name="T12">CAST(max(c2.concept_name) AS VARCHAR(255)) AS level2_concept_name,</text:span></text:p>
      <text:p text:style-name="P18"><text:s text:c="8"/><text:span text:style-name="T12">CAST(max(c3.concept_name) AS VARCHAR(255)) AS level3_concept_name,</text:span></text:p>
      <text:p text:style-name="P18"><text:s text:c="8"/><text:span text:style-name="T12">CAST(NULL AS VARCHAR(255)) as level4_concept_name</text:span></text:p>
      <text:p text:style-name="P8">FROM (</text:p>
      <text:p text:style-name="P18"><text:s text:c="8"/><text:span text:style-name="T12">SELECT DISTINCT</text:span></text:p>
      <text:p text:style-name="P18"><text:s text:c="16"/><text:span text:style-name="T12">concept_id,</text:span></text:p>
      <text:p text:style-name="P18"><text:s text:c="16"/><text:span text:style-name="T12">concept_name</text:span></text:p>
      <text:p text:style-name="P18"><text:s text:c="8"/><text:span text:style-name="T12">FROM vocab_5_0_31.concept c</text:span></text:p>
      <text:p text:style-name="P18"><text:s text:c="8"/><text:span text:style-name="T12">WHERE domain_id = 'Measurement'</text:span></text:p>
      <text:p text:style-name="P8">) m</text:p>
      <text:p text:style-name="P8">LEFT JOIN vocab_5_0_31.concept_ancestor ca1 ON M.concept_id = ca1.DESCENDANT_CONCEPT_ID AND ca1.min_levels_of_separation = 1</text:p>
      <text:p text:style-name="P8">LEFT JOIN vocab_5_0_31.concept c1 ON ca1.ANCESTOR_CONCEPT_ID = c1.concept_id</text:p>
      <text:p text:style-name="P8">LEFT JOIN vocab_5_0_31.concept_ancestor ca2 ON c1.concept_id = ca2.DESCENDANT_CONCEPT_ID AND ca2.min_levels_of_separation = 1</text:p>
      <text:p text:style-name="P8">LEFT JOIN vocab_5_0_31.concept c2 ON ca2.ANCESTOR_CONCEPT_ID = c2.concept_id</text:p>
      <text:p text:style-name="P8">LEFT JOIN vocab_5_0_31.concept_ancestor ca3 ON c2.concept_id = ca3.DESCENDANT_CONCEPT_ID AND ca3.min_levels_of_separation = 1</text:p>
      <text:p text:style-name="P8">LEFT JOIN vocab_5_0_31.concept c3 ON ca3.ANCESTOR_CONCEPT_ID = c3.concept_id</text:p>
      <text:p text:style-name="P8">GROUP BY M.concept_id, M.concept_name;</text:p>
      <text:p text:style-name="P35"/>
      <text:h text:style-name="Heading_20_2" text:outline-level="2"><text:bookmark-start text:name="__RefHeading___Toc1738_3320993000"/><text:soft-page-break/><text:line-break/>Populate the hierarchy lookup table per treemap: <text:span text:style-name="T15">OBSERVATION</text:span><text:bookmark-end text:name="__RefHeading___Toc1738_3320993000"/></text:h>
      <text:p text:style-name="P21"/>
      <text:p text:style-name="P48"><text:span text:style-name="T13">Total INSERTs: </text:span><text:span text:style-name="T26">905376</text:span></text:p>
      <text:p text:style-name="P27"/>
      <text:p text:style-name="P21">/********** OBSERVATION **********/</text:p>
      <text:p text:style-name="P8">INSERT INTO results_idsr_v3_1.concept_hierarchy</text:p>
      <text:p text:style-name="P18"><text:s text:c="8"/><text:span text:style-name="T12">(concept_id, concept_name, treemap, concept_hierarchy_type, level1_concept_name, level2_concept_name, level3_concept_name, level4_concept_name)</text:span></text:p>
      <text:p text:style-name="P8">SELECT</text:p>
      <text:p text:style-name="P18"><text:s text:c="8"/><text:span text:style-name="T12">obs.concept_id,</text:span></text:p>
      <text:p text:style-name="P18"><text:s text:c="8"/><text:span text:style-name="T12">obs.concept_name AS concept_name,</text:span></text:p>
      <text:p text:style-name="P18"><text:s text:c="8"/><text:span text:style-name="T12">CAST('Observation' AS VARCHAR(20)) AS treemap,</text:span></text:p>
      <text:p text:style-name="P18"><text:s text:c="8"/><text:span text:style-name="T12">CAST(NULL AS VARCHAR(20)) as concept_hierarchy_type,</text:span></text:p>
      <text:p text:style-name="P18"><text:s text:c="8"/><text:span text:style-name="T12">CAST(max(c1.concept_name) AS VARCHAR(255)) AS level1_concept_name,</text:span></text:p>
      <text:p text:style-name="P18"><text:s text:c="8"/><text:span text:style-name="T12">CAST(max(c2.concept_name) AS VARCHAR(255)) AS level2_concept_name,</text:span></text:p>
      <text:p text:style-name="P18"><text:s text:c="8"/><text:span text:style-name="T12">CAST(max(c3.concept_name) AS VARCHAR(255)) AS level3_concept_name,</text:span></text:p>
      <text:p text:style-name="P18"><text:s text:c="8"/><text:span text:style-name="T12">CAST(NULL AS VARCHAR(255)) as level4_concept_name</text:span></text:p>
      <text:p text:style-name="P8">FROM (</text:p>
      <text:p text:style-name="P18"><text:s text:c="8"/><text:span text:style-name="T12">SELECT</text:span></text:p>
      <text:p text:style-name="P18"><text:s text:c="16"/><text:span text:style-name="T12">concept_id,</text:span></text:p>
      <text:p text:style-name="P18"><text:s text:c="16"/><text:span text:style-name="T12">concept_name</text:span></text:p>
      <text:p text:style-name="P18"><text:s text:c="8"/><text:span text:style-name="T12">FROM vocab_5_0_31.concept</text:span></text:p>
      <text:p text:style-name="P18"><text:s text:c="8"/><text:span text:style-name="T12">WHERE domain_id = 'Observation'</text:span></text:p>
      <text:p text:style-name="P8">) obs</text:p>
      <text:p text:style-name="P8">LEFT JOIN vocab_5_0_31.concept_ancestor ca1 ON obs.concept_id = ca1.DESCENDANT_CONCEPT_ID AND ca1.min_levels_of_separation = 1</text:p>
      <text:p text:style-name="P8">LEFT JOIN vocab_5_0_31.concept c1 ON ca1.ANCESTOR_CONCEPT_ID = c1.concept_id</text:p>
      <text:p text:style-name="P8">LEFT JOIN vocab_5_0_31.concept_ancestor ca2 ON c1.concept_id = ca2.DESCENDANT_CONCEPT_ID AND ca2.min_levels_of_separation = 1</text:p>
      <text:p text:style-name="P8">LEFT JOIN vocab_5_0_31.concept c2 ON ca2.ANCESTOR_CONCEPT_ID = c2.concept_id</text:p>
      <text:p text:style-name="P8">LEFT JOIN vocab_5_0_31.concept_ancestor ca3 ON c2.concept_id = ca3.DESCENDANT_CONCEPT_ID AND ca3.min_levels_of_separation = 1</text:p>
      <text:p text:style-name="P8">LEFT JOIN vocab_5_0_31.concept c3 ON ca3.ANCESTOR_CONCEPT_ID = c3.concept_id</text:p>
      <text:p text:style-name="P8">GROUP BY obs.concept_id, obs.concept_name;</text:p>
      <text:p text:style-name="P35"/>
      <text:h text:style-name="Heading_20_2" text:outline-level="2"><text:bookmark-start text:name="__RefHeading___Toc1740_3320993000"/>Populate the hierarchy lookup table per treemap: <text:span text:style-name="T5">PROCEDURE</text:span><text:bookmark-end text:name="__RefHeading___Toc1740_3320993000"/></text:h>
      <text:p text:style-name="P40"/>
      <text:p text:style-name="P48"><text:span text:style-name="T13">Total INSERTs: </text:span><text:span text:style-name="T26">727592</text:span></text:p>
      <text:p text:style-name="P29"/>
      <text:p text:style-name="P29"/>
      <text:p text:style-name="P28"><text:soft-page-break/>/********** PROCEDURE **********/</text:p>
      <text:p text:style-name="P8">INSERT INTO results_idsr_v3_1.concept_hierarchy</text:p>
      <text:p text:style-name="P18"><text:s text:c="8"/><text:span text:style-name="T12">(concept_id, concept_name, treemap, concept_hierarchy_type, level1_concept_name, level2_concept_name, level3_concept_name, level4_concept_name)</text:span></text:p>
      <text:p text:style-name="P8">SELECT</text:p>
      <text:p text:style-name="P18"><text:s text:c="8"/><text:span text:style-name="T12">procs.concept_id,</text:span></text:p>
      <text:p text:style-name="P18"><text:s text:c="8"/><text:span text:style-name="T12">CAST(procs.proc_concept_name AS VARCHAR(400)) AS concept_name,</text:span></text:p>
      <text:p text:style-name="P18"><text:s text:c="8"/><text:span text:style-name="T12">CAST('Procedure' AS VARCHAR(20)) AS treemap,</text:span></text:p>
      <text:p text:style-name="P18"><text:s text:c="8"/><text:span text:style-name="T12">CAST(NULL AS VARCHAR(20)) as concept_hierarchy_type,</text:span></text:p>
      <text:p text:style-name="P18"><text:s text:c="8"/><text:span text:style-name="T12">CAST(max(proc_hierarchy.os3_concept_name) AS VARCHAR(255)) AS level1_concept_name,</text:span></text:p>
      <text:p text:style-name="P18"><text:s text:c="8"/><text:span text:style-name="T12">CAST(max(proc_hierarchy.os2_concept_name) AS VARCHAR(255)) AS level2_concept_name,</text:span></text:p>
      <text:p text:style-name="P18"><text:s text:c="8"/><text:span text:style-name="T12">CAST(max(proc_hierarchy.os1_concept_name) AS VARCHAR(255)) AS level3_concept_name,</text:span></text:p>
      <text:p text:style-name="P18"><text:s text:c="8"/><text:span text:style-name="T12">CAST(NULL AS VARCHAR(255)) as level4_concept_name</text:span></text:p>
      <text:p text:style-name="P8">FROM</text:p>
      <text:p text:style-name="P8">(</text:p>
      <text:p text:style-name="P18"><text:s text:c="8"/><text:span text:style-name="T12">SELECT</text:span></text:p>
      <text:p text:style-name="P18"><text:s text:c="16"/><text:span text:style-name="T12">c1.concept_id,</text:span></text:p>
      <text:p text:style-name="P18"><text:s text:c="16"/><text:span text:style-name="T12">CONCAT(v1.vocabulary_name, ' ', c1.concept_code, ': ', c1.concept_name) AS proc_concept_name</text:span></text:p>
      <text:p text:style-name="P18"><text:s text:c="8"/><text:span text:style-name="T12">FROM vocab_5_0_31.concept c1</text:span></text:p>
      <text:p text:style-name="P18"><text:s text:c="8"/><text:span text:style-name="T12">INNER JOIN vocab_5_0_31.vocabulary v1 ON c1.vocabulary_id = v1.vocabulary_id</text:span></text:p>
      <text:p text:style-name="P18"><text:s text:c="8"/><text:span text:style-name="T12">WHERE c1.domain_id = 'Procedure'</text:span></text:p>
      <text:p text:style-name="P8">) procs</text:p>
      <text:p text:style-name="P8">LEFT JOIN (</text:p>
      <text:p text:style-name="P18"><text:s text:c="8"/><text:span text:style-name="T12">SELECT</text:span></text:p>
      <text:p text:style-name="P18"><text:s text:c="16"/><text:span text:style-name="T12">ca0.DESCENDANT_CONCEPT_ID,</text:span></text:p>
      <text:p text:style-name="P18"><text:s text:c="16"/><text:span text:style-name="T12">max(ca0.ancestor_concept_id) AS ancestor_concept_id</text:span></text:p>
      <text:p text:style-name="P18"><text:s text:c="8"/><text:span text:style-name="T12">FROM vocab_5_0_31.concept_ancestor ca0</text:span></text:p>
      <text:p text:style-name="P18"><text:s text:c="8"/><text:span text:style-name="T12">INNER JOIN (</text:span></text:p>
      <text:p text:style-name="P18"><text:s text:c="16"/><text:span text:style-name="T12">SELECT DISTINCT c2.concept_id AS os3_concept_id</text:span></text:p>
      <text:p text:style-name="P18"><text:s text:c="16"/><text:span text:style-name="T12">FROM vocab_5_0_31.concept_ancestor ca1</text:span></text:p>
      <text:p text:style-name="P18"><text:s text:c="16"/><text:span text:style-name="T12">INNER JOIN vocab_5_0_31.concept c1 ON ca1.DESCENDANT_CONCEPT_ID = c1.concept_id</text:span></text:p>
      <text:p text:style-name="P18"><text:s text:c="16"/><text:span text:style-name="T12">INNER JOIN vocab_5_0_31.concept_ancestor ca2 ON c1.concept_id = ca2.ANCESTOR_CONCEPT_ID</text:span></text:p>
      <text:p text:style-name="P18"><text:s text:c="16"/><text:span text:style-name="T12">INNER JOIN vocab_5_0_31.concept c2 ON ca2.DESCENDANT_CONCEPT_ID = c2.concept_id</text:span></text:p>
      <text:p text:style-name="P18"><text:s text:c="16"/><text:span text:style-name="T12">WHERE ca1.ancestor_concept_id = 4040390</text:span></text:p>
      <text:p text:style-name="P18"><text:s text:c="24"/><text:span text:style-name="T12">AND ca1.Min_LEVELS_OF_SEPARATION = 2</text:span></text:p>
      <text:p text:style-name="P18"><text:s text:c="24"/><text:span text:style-name="T12">AND ca2.MIN_LEVELS_OF_SEPARATION = 1</text:span></text:p>
      <text:p text:style-name="P18"><text:s text:c="8"/><text:span text:style-name="T12">) t1 ON ca0.ANCESTOR_CONCEPT_ID = t1.os3_concept_id</text:span></text:p>
      <text:p text:style-name="P18"><text:s text:c="8"/><text:span text:style-name="T12">GROUP BY ca0.descendant_concept_id</text:span></text:p>
      <text:p text:style-name="P8">) ca1 ON procs.concept_id = ca1.DESCENDANT_CONCEPT_ID</text:p>
      <text:p text:style-name="P8">LEFT JOIN (</text:p>
      <text:p text:style-name="P18"><text:s text:c="8"/><text:span text:style-name="T12">SELECT</text:span></text:p>
      <text:p text:style-name="P18"><text:s text:c="16"/><text:span text:style-name="T12">proc_by_os1.os1_concept_name,</text:span></text:p>
      <text:p text:style-name="P18"><text:s text:c="16"/><text:span text:style-name="T12">proc_by_os2.os2_concept_name,</text:span></text:p>
      <text:p text:style-name="P18"><text:s text:c="16"/><text:span text:style-name="T12">proc_by_os3.os3_concept_name,</text:span></text:p>
      <text:p text:style-name="P18"><text:s text:c="16"/><text:span text:style-name="T12">proc_by_os3.os3_concept_id</text:span></text:p>
      <text:p text:style-name="P18"><text:s text:c="8"/><text:span text:style-name="T12">FROM (</text:span></text:p>
      <text:p text:style-name="P18"><text:s text:c="16"/><text:span text:style-name="T12">SELECT</text:span></text:p>
      <text:p text:style-name="P18"><text:soft-page-break/><text:s text:c="24"/><text:span text:style-name="T12">DESCENDANT_CONCEPT_ID AS os1_concept_id,</text:span></text:p>
      <text:p text:style-name="P18"><text:s text:c="24"/><text:span text:style-name="T12">concept_name <text:s text:c="9"/>AS os1_concept_name</text:span></text:p>
      <text:p text:style-name="P18"><text:s text:c="16"/><text:span text:style-name="T12">FROM vocab_5_0_31.concept_ancestor ca1</text:span></text:p>
      <text:p text:style-name="P18"><text:s text:c="16"/><text:span text:style-name="T12">INNER JOIN vocab_5_0_31.concept c1 ON ca1.DESCENDANT_CONCEPT_ID = c1.concept_id</text:span></text:p>
      <text:p text:style-name="P18"><text:s text:c="16"/><text:span text:style-name="T12">WHERE ancestor_concept_id = 4040390</text:span></text:p>
      <text:p text:style-name="P18"><text:s text:c="24"/><text:span text:style-name="T12">AND Min_LEVELS_OF_SEPARATION = 1</text:span></text:p>
      <text:p text:style-name="P18"><text:s text:c="8"/><text:span text:style-name="T12">) proc_by_os1</text:span></text:p>
      <text:p text:style-name="P18"><text:s text:c="8"/><text:span text:style-name="T12">INNER JOIN (</text:span></text:p>
      <text:p text:style-name="P18"><text:s text:c="16"/><text:span text:style-name="T12">SELECT</text:span></text:p>
      <text:p text:style-name="P18"><text:s text:c="24"/><text:span text:style-name="T12">max(c1.CONCEPT_ID) AS os1_concept_id,</text:span></text:p>
      <text:p text:style-name="P18"><text:s text:c="24"/><text:span text:style-name="T12">c2.concept_id <text:s text:c="5"/>AS os2_concept_id,</text:span></text:p>
      <text:p text:style-name="P18"><text:s text:c="24"/><text:span text:style-name="T12">c2.concept_name <text:s text:c="3"/>AS os2_concept_name</text:span></text:p>
      <text:p text:style-name="P18"><text:s text:c="16"/><text:span text:style-name="T12">FROM vocab_5_0_31.concept_ancestor ca1</text:span></text:p>
      <text:p text:style-name="P18"><text:s text:c="16"/><text:span text:style-name="T12">INNER JOIN vocab_5_0_31.concept c1 ON ca1.DESCENDANT_CONCEPT_ID = c1.concept_id</text:span></text:p>
      <text:p text:style-name="P18"><text:s text:c="16"/><text:span text:style-name="T12">INNER JOIN vocab_5_0_31.concept_ancestor ca2 ON c1.concept_id = ca2.ANCESTOR_CONCEPT_ID</text:span></text:p>
      <text:p text:style-name="P18"><text:s text:c="16"/><text:span text:style-name="T12">INNER JOIN vocab_5_0_31.concept c2 ON ca2.DESCENDANT_CONCEPT_ID = c2.concept_id</text:span></text:p>
      <text:p text:style-name="P18"><text:s text:c="16"/><text:span text:style-name="T12">WHERE ca1.ancestor_concept_id = 4040390</text:span></text:p>
      <text:p text:style-name="P18"><text:s text:c="24"/><text:span text:style-name="T12">AND ca1.Min_LEVELS_OF_SEPARATION = 1</text:span></text:p>
      <text:p text:style-name="P18"><text:s text:c="24"/><text:span text:style-name="T12">AND ca2.MIN_LEVELS_OF_SEPARATION = 1</text:span></text:p>
      <text:p text:style-name="P18"><text:s text:c="16"/><text:span text:style-name="T12">GROUP BY c2.concept_id, c2.concept_name</text:span></text:p>
      <text:p text:style-name="P18"><text:s text:c="8"/><text:span text:style-name="T12">) proc_by_os2 ON proc_by_os1.os1_concept_id = proc_by_os2.os1_concept_id</text:span></text:p>
      <text:p text:style-name="P18"><text:s text:c="8"/><text:span text:style-name="T12">INNER JOIN (</text:span></text:p>
      <text:p text:style-name="P18"><text:s text:c="16"/><text:span text:style-name="T12">SELECT</text:span></text:p>
      <text:p text:style-name="P18"><text:s text:c="24"/><text:span text:style-name="T12">max(c1.CONCEPT_ID) AS os2_concept_id,</text:span></text:p>
      <text:p text:style-name="P18"><text:s text:c="24"/><text:span text:style-name="T12">c2.concept_id <text:s text:c="5"/>AS os3_concept_id,</text:span></text:p>
      <text:p text:style-name="P18"><text:s text:c="24"/><text:span text:style-name="T12">c2.concept_name <text:s text:c="3"/>AS os3_concept_name</text:span></text:p>
      <text:p text:style-name="P18"><text:s text:c="16"/><text:span text:style-name="T12">FROM vocab_5_0_31.concept_ancestor ca1</text:span></text:p>
      <text:p text:style-name="P18"><text:s text:c="16"/><text:span text:style-name="T12">INNER JOIN vocab_5_0_31.concept c1 ON ca1.DESCENDANT_CONCEPT_ID = c1.concept_id</text:span></text:p>
      <text:p text:style-name="P18"><text:s text:c="16"/><text:span text:style-name="T12">INNER JOIN vocab_5_0_31.concept_ancestor ca2 ON c1.concept_id = ca2.ANCESTOR_CONCEPT_ID</text:span></text:p>
      <text:p text:style-name="P18"><text:s text:c="16"/><text:span text:style-name="T12">INNER JOIN vocab_5_0_31.concept c2 ON ca2.DESCENDANT_CONCEPT_ID = c2.concept_id</text:span></text:p>
      <text:p text:style-name="P18"><text:s text:c="16"/><text:span text:style-name="T12">WHERE ca1.ancestor_concept_id = 4040390</text:span></text:p>
      <text:p text:style-name="P18"><text:s text:c="24"/><text:span text:style-name="T12">AND ca1.Min_LEVELS_OF_SEPARATION = 2</text:span></text:p>
      <text:p text:style-name="P18"><text:s text:c="24"/><text:span text:style-name="T12">AND ca2.MIN_LEVELS_OF_SEPARATION = 1</text:span></text:p>
      <text:p text:style-name="P18"><text:s text:c="16"/><text:span text:style-name="T12">GROUP BY c2.concept_id, c2.concept_name</text:span></text:p>
      <text:p text:style-name="P18"><text:s text:c="8"/><text:span text:style-name="T12">) proc_by_os3 ON proc_by_os2.os2_concept_id = proc_by_os3.os2_concept_id</text:span></text:p>
      <text:p text:style-name="P8">) proc_hierarchy ON ca1.ancestor_concept_id = proc_hierarchy.os3_concept_id</text:p>
      <text:p text:style-name="P9">GROUP BY procs.concept_id, procs.proc_concept_name;</text:p>
      <text:p text:style-name="P9"/>
      <text:h text:style-name="Heading_20_2" text:outline-level="2"><text:bookmark-start text:name="__RefHeading___Toc1742_3320993000"/><text:span text:style-name="T16">T</text:span><text:span text:style-name="T18">ABLE</text:span><text:span text:style-name="T16">: </text:span>heracles_analysis<text:bookmark-end text:name="__RefHeading___Toc1742_3320993000"/></text:h>
      <text:p text:style-name="P31">Total INSERTs: 210 </text:p>
      <text:p text:style-name="P10"/>
      <text:p text:style-name="P10">TRUNCATE TABLE results_idsr_v3_1.heracles_analysis;</text:p>
      <text:p text:style-name="P17"><text:soft-page-break/>insert into results_idsr_v3_1.heracles_analysis</text:p>
      <text:p text:style-name="P8">(analysis_id,analysis_name,stratum_1_name,stratum_2_name,stratum_3_name,stratum_4_name,stratum_5_name,analysis_type)</text:p>
      <text:p text:style-name="P8">select <text:s text:c="3"/>0 as analysis_id,</text:p>
      <text:p text:style-name="P8">CAST('Source nam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 text:c="3"/>1 as analysis_id,</text:p>
      <text:p text:style-name="P8">CAST('Number of persons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 text:c="3"/>2 as analysis_id,</text:p>
      <text:p text:style-name="P8">CAST('Number of persons by gender' as VARCHAR(255)) as analysis_name,</text:p>
      <text:p text:style-name="P8">CAST('gender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 text:c="3"/>3 as analysis_id,</text:p>
      <text:p text:style-name="P8">CAST('Number of persons by year of birth' as VARCHAR(255)) as analysis_name,</text:p>
      <text:p text:style-name="P8">CAST('year_of_bir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 text:c="3"/>4 as analysis_id,</text:p>
      <text:p text:style-name="P8">CAST('Number of persons by race' as VARCHAR(255)) as analysis_name,</text:p>
      <text:p text:style-name="P8">CAST('race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 text:c="3"/>5 as analysis_id,</text:p>
      <text:p text:style-name="P8">CAST('Number of persons by ethnicity' as VARCHAR(255)) as analysis_name,</text:p>
      <text:p text:style-name="P8">CAST('ethnicity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<text:soft-page-break/>CAST('PERSON' as VARCHAR(255)) as analysis_type</text:p>
      <text:p text:style-name="P8">union all</text:p>
      <text:p text:style-name="P8">select <text:s text:c="3"/>7 as analysis_id,</text:p>
      <text:p text:style-name="P8">CAST('Number of persons with invalid provider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 text:c="3"/>8 as analysis_id,</text:p>
      <text:p text:style-name="P8">CAST('Number of persons with invalid locati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 text:c="3"/>9 as analysis_id,</text:p>
      <text:p text:style-name="P8">CAST('Number of persons with invalid care_site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ERSON' as VARCHAR(255)) as analysis_type</text:p>
      <text:p text:style-name="P8">union all</text:p>
      <text:p text:style-name="P8">select <text:s/>101 as analysis_id,</text:p>
      <text:p text:style-name="P8">CAST('Number of persons by age, with age at first observation period' as VARCHAR(255)) as analysis_name,</text:p>
      <text:p text:style-name="P8">CAST('age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02 as analysis_id,</text:p>
      <text:p text:style-name="P8">CAST('Number of persons by gender by age, with age at first observation period' as VARCHAR(255)) as analysis_name,</text:p>
      <text:p text:style-name="P8">CAST('gender_concept_id' as VARCHAR(255)) as stratum_1_name,</text:p>
      <text:p text:style-name="P8">CAST('age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03 as analysis_id,</text:p>
      <text:p text:style-name="P8">CAST('Distribution of age at first observation period' as VARCHAR(255)) as analysis_name,</text:p>
      <text:p text:style-name="P8">CAST(NULL AS VARCHAR(255)) as stratum_1_name,</text:p>
      <text:p text:style-name="P8"><text:soft-page-break/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04 as analysis_id,</text:p>
      <text:p text:style-name="P8">CAST('Distribution of age at first observation period by gender' as VARCHAR(255)) as analysis_name,</text:p>
      <text:p text:style-name="P8">CAST('gender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05 as analysis_id,</text:p>
      <text:p text:style-name="P8">CAST('Length of observation (days) of first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06 as analysis_id,</text:p>
      <text:p text:style-name="P8">CAST('Length of observation (days) of first observation period by gender' as VARCHAR(255)) as analysis_name,</text:p>
      <text:p text:style-name="P8">CAST('gender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07 as analysis_id,</text:p>
      <text:p text:style-name="P8">CAST('Length of observation (days) of first observation period by age decile' as VARCHAR(255)) as analysis_name,</text:p>
      <text:p text:style-name="P8">CAST('age decile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08 as analysis_id,</text:p>
      <text:p text:style-name="P8">CAST('Number of persons by length of first observation period, in 30d increments' as VARCHAR(255)) as analysis_name,</text:p>
      <text:p text:style-name="P8">CAST('Observation period length 30d increments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<text:soft-page-break/>union all</text:p>
      <text:p text:style-name="P8">select <text:s/>109 as analysis_id,</text:p>
      <text:p text:style-name="P8">CAST('Number of persons with continuous observation in each year' as VARCHAR(255)) as analysis_name,</text:p>
      <text:p text:style-name="P8">CAST('calendar year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0 as analysis_id,</text:p>
      <text:p text:style-name="P8">CAST('Number of persons with continuous observation in each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1 as analysis_id,</text:p>
      <text:p text:style-name="P8">CAST('Number of persons by observation period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2 as analysis_id,</text:p>
      <text:p text:style-name="P8">CAST('Number of persons by observation period end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3 as analysis_id,</text:p>
      <text:p text:style-name="P8">CAST('Number of persons by number of observation periods' as VARCHAR(255)) as analysis_name,</text:p>
      <text:p text:style-name="P8">CAST('number of observation periods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4 as analysis_id,</text:p>
      <text:p text:style-name="P8">CAST('Number of persons with observation period before year-of-birth' as VARCHAR(255)) as analysis_name,</text:p>
      <text:p text:style-name="P8">CAST(NULL AS VARCHAR(255)) as stratum_1_name,</text:p>
      <text:p text:style-name="P8">CAST(NULL AS VARCHAR(255)) as stratum_2_name,</text:p>
      <text:p text:style-name="P8"><text:soft-page-break/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5 as analysis_id,</text:p>
      <text:p text:style-name="P8">CAST('Number of persons with observation period end &lt; observation period start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6 as analysis_id,</text:p>
      <text:p text:style-name="P8">CAST('Number of persons with at least one day of observation in each year by gender and age decile' as VARCHAR(255)) as analysis_name,</text:p>
      <text:p text:style-name="P8">CAST('calendar year' as VARCHAR(255)) as stratum_1_name,</text:p>
      <text:p text:style-name="P8">CAST('gender_concept_id' as VARCHAR(255)) as stratum_2_name,</text:p>
      <text:p text:style-name="P8">CAST('age decile'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117 as analysis_id,</text:p>
      <text:p text:style-name="P8">CAST('Number of persons with at least one day of observation in each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200 as analysis_id,</text:p>
      <text:p text:style-name="P8">CAST('Number of persons with at least one visit occurrence, by visit_concept_id' as VARCHAR(255)) as analysis_name,</text:p>
      <text:p text:style-name="P8">CAST('visit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01 as analysis_id,</text:p>
      <text:p text:style-name="P8">CAST('Number of visit occurrence records, by visit_concept_id' as VARCHAR(255)) as analysis_name,</text:p>
      <text:p text:style-name="P8">CAST('visit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02 as analysis_id,</text:p>
      <text:p text:style-name="P8"><text:soft-page-break/>CAST('Number of persons by visit occurrence start month, by visit_concept_id' as VARCHAR(255)) as analysis_name,</text:p>
      <text:p text:style-name="P8">CAST('visit_concept_id' as VARCHAR(255)) as stratum_1_name,</text:p>
      <text:p text:style-name="P8">CAST('calendar month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03 as analysis_id,</text:p>
      <text:p text:style-name="P8">CAST('Number of distinct visit occurrence concepts per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04 as analysis_id,</text:p>
      <text:p text:style-name="P8">CAST('Number of persons with at least one visit occurrence, by visit_concept_id by calendar year by gender by age decile' as VARCHAR(255)) as analysis_name,</text:p>
      <text:p text:style-name="P8">CAST('visit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06 as analysis_id,</text:p>
      <text:p text:style-name="P8">CAST('Distribution of age by visit_concept_id' as VARCHAR(255)) as analysis_name,</text:p>
      <text:p text:style-name="P8">CAST('visit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07 as analysis_id,</text:p>
      <text:p text:style-name="P8">CAST('Number of visit records with invalid pers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08 as analysis_id,</text:p>
      <text:p text:style-name="P8">CAST('Number of visit record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<text:soft-page-break/>CAST(NULL AS VARCHAR(255)) as stratum_5_name,</text:p>
      <text:p text:style-name="P8">CAST('VISITS' as VARCHAR(255)) as analysis_type</text:p>
      <text:p text:style-name="P8">union all</text:p>
      <text:p text:style-name="P8">select <text:s/>209 as analysis_id,</text:p>
      <text:p text:style-name="P8">CAST('Number of visit records with end date &lt; start dat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10 as analysis_id,</text:p>
      <text:p text:style-name="P8">CAST('Number of visit records with invalid care_site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11 as analysis_id,</text:p>
      <text:p text:style-name="P8">CAST('Distribution of length of stay by visit_concept_id' as VARCHAR(255)) as analysis_name,</text:p>
      <text:p text:style-name="P8">CAST('visit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220 as analysis_id,</text:p>
      <text:p text:style-name="P8">CAST('Number of visit occurrence records by visit occurrence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VISITS' as VARCHAR(255)) as analysis_type</text:p>
      <text:p text:style-name="P8">union all</text:p>
      <text:p text:style-name="P8">select <text:s/>400 as analysis_id,</text:p>
      <text:p text:style-name="P8">CAST('Number of persons with at least one condition occurrence, by condition_concept_id' as VARCHAR(255)) as analysis_name,</text:p>
      <text:p text:style-name="P8">CAST('condition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01 as analysis_id,</text:p>
      <text:p text:style-name="P8">CAST('Number of condition occurrence records, by condition_concept_id' as VARCHAR(255)) as analysis_name,</text:p>
      <text:p text:style-name="P8"><text:soft-page-break/>CAST('condition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02 as analysis_id,</text:p>
      <text:p text:style-name="P8">CAST('Number of persons by condition occurrence start month, by condition_concept_id' as VARCHAR(255)) as analysis_name,</text:p>
      <text:p text:style-name="P8">CAST('condition_concept_id' as VARCHAR(255)) as stratum_1_name,</text:p>
      <text:p text:style-name="P8">CAST('calendar month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03 as analysis_id,</text:p>
      <text:p text:style-name="P8">CAST('Number of distinct condition occurrence concepts per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04 as analysis_id,</text:p>
      <text:p text:style-name="P8">CAST('Number of persons with at least one condition occurrence, by condition_concept_id by calendar year by gender by age decile' as VARCHAR(255)) as analysis_name,</text:p>
      <text:p text:style-name="P8">CAST('condition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05 as analysis_id,</text:p>
      <text:p text:style-name="P8">CAST('Number of condition occurrence records, by condition_concept_id by condition_type_concept_id' as VARCHAR(255)) as analysis_name,</text:p>
      <text:p text:style-name="P8">CAST('condition_concept_id' as VARCHAR(255)) as stratum_1_name,</text:p>
      <text:p text:style-name="P8">CAST('condition_type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06 as analysis_id,</text:p>
      <text:p text:style-name="P8">CAST('Distribution of age by condition_concept_id' as VARCHAR(255)) as analysis_name,</text:p>
      <text:p text:style-name="P8">CAST('condition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<text:soft-page-break/>CAST('CONDITION' as VARCHAR(255)) as analysis_type</text:p>
      <text:p text:style-name="P8">union all</text:p>
      <text:p text:style-name="P8">select <text:s/>409 as analysis_id,</text:p>
      <text:p text:style-name="P8">CAST('Number of condition occurrence records with invalid pers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10 as analysis_id,</text:p>
      <text:p text:style-name="P8">CAST('Number of condition occurrence record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11 as analysis_id,</text:p>
      <text:p text:style-name="P8">CAST('Number of condition occurrence records with end date &lt; start dat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12 as analysis_id,</text:p>
      <text:p text:style-name="P8">CAST('Number of condition occurrence records with invalid provider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13 as analysis_id,</text:p>
      <text:p text:style-name="P8">CAST('Number of condition occurrence records with invalid visi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420 as analysis_id,</text:p>
      <text:p text:style-name="P8">CAST('Number of condition occurrence records by condition occurrence start month' as VARCHAR(255)) as analysis_name,</text:p>
      <text:p text:style-name="P8">CAST('calendar month' as VARCHAR(255)) as stratum_1_name,</text:p>
      <text:p text:style-name="P8"><text:soft-page-break/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' as VARCHAR(255)) as analysis_type</text:p>
      <text:p text:style-name="P8">union all</text:p>
      <text:p text:style-name="P8">select <text:s/>500 as analysis_id,</text:p>
      <text:p text:style-name="P8">CAST('Number of persons with death, by cause_of_death_concept_id' as VARCHAR(255)) as analysis_name,</text:p>
      <text:p text:style-name="P8">CAST('cause_of_death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01 as analysis_id,</text:p>
      <text:p text:style-name="P8">CAST('Number of records of death, by cause_of_death_concept_id' as VARCHAR(255)) as analysis_name,</text:p>
      <text:p text:style-name="P8">CAST('cause_of_death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02 as analysis_id,</text:p>
      <text:p text:style-name="P8">CAST('Number of persons by death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04 as analysis_id,</text:p>
      <text:p text:style-name="P8">CAST('Number of persons with a death, by calendar year by gender by age decile' as VARCHAR(255)) as analysis_name,</text:p>
      <text:p text:style-name="P8">CAST('calendar year' as VARCHAR(255)) as stratum_1_name,</text:p>
      <text:p text:style-name="P8">CAST('gender_concept_id' as VARCHAR(255)) as stratum_2_name,</text:p>
      <text:p text:style-name="P8">CAST('age decile'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05 as analysis_id,</text:p>
      <text:p text:style-name="P8">CAST('Number of death records, by death_type_concept_id' as VARCHAR(255)) as analysis_name,</text:p>
      <text:p text:style-name="P8">CAST('death_type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06 as analysis_id,</text:p>
      <text:p text:style-name="P8"><text:soft-page-break/>CAST('Distribution of age at death by gender' as VARCHAR(255)) as analysis_name,</text:p>
      <text:p text:style-name="P8">CAST('gender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09 as analysis_id,</text:p>
      <text:p text:style-name="P8">CAST('Number of death records with invalid pers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10 as analysis_id,</text:p>
      <text:p text:style-name="P8">CAST('Number of death record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11 as analysis_id,</text:p>
      <text:p text:style-name="P8">CAST('Distribution of time from death to last conditi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12 as analysis_id,</text:p>
      <text:p text:style-name="P8">CAST('Distribution of time from death to last drug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13 as analysis_id,</text:p>
      <text:p text:style-name="P8">CAST('Distribution of time from death to last visit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<text:soft-page-break/>CAST('DEATH' as VARCHAR(255)) as analysis_type</text:p>
      <text:p text:style-name="P8">union all</text:p>
      <text:p text:style-name="P8">select <text:s/>514 as analysis_id,</text:p>
      <text:p text:style-name="P8">CAST('Distribution of time from death to last procedur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515 as analysis_id,</text:p>
      <text:p text:style-name="P8">CAST('Distribution of time from death to last observati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EATH' as VARCHAR(255)) as analysis_type</text:p>
      <text:p text:style-name="P8">union all</text:p>
      <text:p text:style-name="P8">select <text:s/>600 as analysis_id,</text:p>
      <text:p text:style-name="P8">CAST('Number of persons with at least one procedure occurrence, by procedure_concept_id' as VARCHAR(255)) as analysis_name,</text:p>
      <text:p text:style-name="P8">CAST('procedure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01 as analysis_id,</text:p>
      <text:p text:style-name="P8">CAST('Number of procedure occurrence records, by procedure_concept_id' as VARCHAR(255)) as analysis_name,</text:p>
      <text:p text:style-name="P8">CAST('procedure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02 as analysis_id,</text:p>
      <text:p text:style-name="P8">CAST('Number of persons by procedure occurrence start month, by procedure_concept_id' as VARCHAR(255)) as analysis_name,</text:p>
      <text:p text:style-name="P8">CAST('procedure_concept_id' as VARCHAR(255)) as stratum_1_name,</text:p>
      <text:p text:style-name="P8">CAST('calendar month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03 as analysis_id,</text:p>
      <text:p text:style-name="P8">CAST('Number of distinct procedure occurrence concepts per person' as VARCHAR(255)) as analysis_name,</text:p>
      <text:p text:style-name="P8">CAST(NULL AS VARCHAR(255)) as stratum_1_name,</text:p>
      <text:p text:style-name="P8"><text:soft-page-break/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04 as analysis_id,</text:p>
      <text:p text:style-name="P8">CAST('Number of persons with at least one procedure occurrence, by procedure_concept_id by calendar year by gender by age decile' as VARCHAR(255)) as analysis_name,</text:p>
      <text:p text:style-name="P8">CAST('procedure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05 as analysis_id,</text:p>
      <text:p text:style-name="P8">CAST('Number of procedure occurrence records, by procedure_concept_id by procedure_type_concept_id' as VARCHAR(255)) as analysis_name,</text:p>
      <text:p text:style-name="P8">CAST('procedure_concept_id' as VARCHAR(255)) as stratum_1_name,</text:p>
      <text:p text:style-name="P8">CAST('procedure_type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06 as analysis_id,</text:p>
      <text:p text:style-name="P8">CAST('Distribution of age by procedure_concept_id' as VARCHAR(255)) as analysis_name,</text:p>
      <text:p text:style-name="P8">CAST('procedure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09 as analysis_id,</text:p>
      <text:p text:style-name="P8">CAST('Number of procedure occurrence records with invalid pers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10 as analysis_id,</text:p>
      <text:p text:style-name="P8">CAST('Number of procedure occurrence record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<text:soft-page-break/>union all</text:p>
      <text:p text:style-name="P8">select <text:s/>612 as analysis_id,</text:p>
      <text:p text:style-name="P8">CAST('Number of procedure occurrence records with invalid provider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13 as analysis_id,</text:p>
      <text:p text:style-name="P8">CAST('Number of procedure occurrence records with invalid visi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620 as analysis_id,</text:p>
      <text:p text:style-name="P8">CAST('Number of procedure occurrence records <text:s/>by procedure occurrence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PROCEDURE' as VARCHAR(255)) as analysis_type</text:p>
      <text:p text:style-name="P8">union all</text:p>
      <text:p text:style-name="P8">select <text:s/>700 as analysis_id,</text:p>
      <text:p text:style-name="P8">CAST('Number of persons with at least one drug exposure,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01 as analysis_id,</text:p>
      <text:p text:style-name="P8">CAST('Number of drug exposure records,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02 as analysis_id,</text:p>
      <text:p text:style-name="P8">CAST('Number of persons by drug exposure start month, by drug_concept_id' as VARCHAR(255)) as analysis_name,</text:p>
      <text:p text:style-name="P8">CAST('drug_concept_id' as VARCHAR(255)) as stratum_1_name,</text:p>
      <text:p text:style-name="P8">CAST('calendar month' as VARCHAR(255)) as stratum_2_name,</text:p>
      <text:p text:style-name="P8"><text:soft-page-break/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03 as analysis_id,</text:p>
      <text:p text:style-name="P8">CAST('Number of distinct drug exposure concepts per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04 as analysis_id,</text:p>
      <text:p text:style-name="P8">CAST('Number of persons with at least one drug exposure, by drug_concept_id by calendar year by gender by age decile' as VARCHAR(255)) as analysis_name,</text:p>
      <text:p text:style-name="P8">CAST('drug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05 as analysis_id,</text:p>
      <text:p text:style-name="P8">CAST('Number of drug exposure records, by drug_concept_id by drug_type_concept_id' as VARCHAR(255)) as analysis_name,</text:p>
      <text:p text:style-name="P8">CAST('drug_concept_id' as VARCHAR(255)) as stratum_1_name,</text:p>
      <text:p text:style-name="P8">CAST('drug_type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06 as analysis_id,</text:p>
      <text:p text:style-name="P8">CAST('Distribution of age by drug_concept_id' as VARCHAR(255)) as analysis_name,</text:p>
      <text:p text:style-name="P8">CAST('drug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09 as analysis_id,</text:p>
      <text:p text:style-name="P8">CAST('Number of drug exposure records with invalid pers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10 as analysis_id,</text:p>
      <text:p text:style-name="P8"><text:soft-page-break/>CAST('Number of drug exposure record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11 as analysis_id,</text:p>
      <text:p text:style-name="P8">CAST('Number of drug exposure records with end date &lt; start dat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12 as analysis_id,</text:p>
      <text:p text:style-name="P8">CAST('Number of drug exposure records with invalid provider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13 as analysis_id,</text:p>
      <text:p text:style-name="P8">CAST('Number of drug exposure records with invalid visi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15 as analysis_id,</text:p>
      <text:p text:style-name="P8">CAST('Distribution of days_supply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16 as analysis_id,</text:p>
      <text:p text:style-name="P8">CAST('Distribution of refills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<text:soft-page-break/>CAST(NULL AS VARCHAR(255)) as stratum_5_name,</text:p>
      <text:p text:style-name="P8">CAST('DRUG' as VARCHAR(255)) as analysis_type</text:p>
      <text:p text:style-name="P8">union all</text:p>
      <text:p text:style-name="P8">select <text:s/>717 as analysis_id,</text:p>
      <text:p text:style-name="P8">CAST('Distribution of quantity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720 as analysis_id,</text:p>
      <text:p text:style-name="P8">CAST('Number of drug exposure records <text:s/>by drug exposure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' as VARCHAR(255)) as analysis_type</text:p>
      <text:p text:style-name="P8">union all</text:p>
      <text:p text:style-name="P8">select <text:s/>800 as analysis_id,</text:p>
      <text:p text:style-name="P8">CAST('Number of persons with at least one observation occurrence, by observation_concept_id' as VARCHAR(255)) as analysis_name,</text:p>
      <text:p text:style-name="P8">CAST('observation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1 as analysis_id,</text:p>
      <text:p text:style-name="P8">CAST('Number of observation occurrence records, by observation_concept_id' as VARCHAR(255)) as analysis_name,</text:p>
      <text:p text:style-name="P8">CAST('observation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2 as analysis_id,</text:p>
      <text:p text:style-name="P8">CAST('Number of persons by observation occurrence start month, by observation_concept_id' as VARCHAR(255)) as analysis_name,</text:p>
      <text:p text:style-name="P8">CAST('observation_concept_id' as VARCHAR(255)) as stratum_1_name,</text:p>
      <text:p text:style-name="P8">CAST('calendar month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3 as analysis_id,</text:p>
      <text:p text:style-name="P8">CAST('Number of distinct observation occurrence concepts per person' as VARCHAR(255)) as analysis_name,</text:p>
      <text:p text:style-name="P8"><text:soft-page-break/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4 as analysis_id,</text:p>
      <text:p text:style-name="P8">CAST('Number of persons with at least one observation occurrence, by observation_concept_id by calendar year by gender by age decile' as VARCHAR(255)) as analysis_name,</text:p>
      <text:p text:style-name="P8">CAST('observation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5 as analysis_id,</text:p>
      <text:p text:style-name="P8">CAST('Number of observation occurrence records, by observation_concept_id by observation_type_concept_id' as VARCHAR(255)) as analysis_name,</text:p>
      <text:p text:style-name="P8">CAST('observation_concept_id' as VARCHAR(255)) as stratum_1_name,</text:p>
      <text:p text:style-name="P8">CAST('observation_type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6 as analysis_id,</text:p>
      <text:p text:style-name="P8">CAST('Distribution of age by observation_concept_id' as VARCHAR(255)) as analysis_name,</text:p>
      <text:p text:style-name="P8">CAST('observation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7 as analysis_id,</text:p>
      <text:p text:style-name="P8">CAST('Number of observation occurrence records, by observation_concept_id and unit_concept_id' as VARCHAR(255)) as analysis_name,</text:p>
      <text:p text:style-name="P8">CAST('observation_concept_id' as VARCHAR(255)) as stratum_1_name,</text:p>
      <text:p text:style-name="P8">CAST('unit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09 as analysis_id,</text:p>
      <text:p text:style-name="P8">CAST('Number of observation records with invalid pers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<text:soft-page-break/>CAST('OBSERVATION' as VARCHAR(255)) as analysis_type</text:p>
      <text:p text:style-name="P8">union all</text:p>
      <text:p text:style-name="P8">select <text:s/>810 as analysis_id,</text:p>
      <text:p text:style-name="P8">CAST('Number of observation record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12 as analysis_id,</text:p>
      <text:p text:style-name="P8">CAST('Number of observation records with invalid provider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13 as analysis_id,</text:p>
      <text:p text:style-name="P8">CAST('Number of observation records with invalid visi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14 as analysis_id,</text:p>
      <text:p text:style-name="P8">CAST('Number of observation records with no value (numeric, string, or concept)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15 as analysis_id,</text:p>
      <text:p text:style-name="P8">CAST('Distribution of numeric values, by observation_concept_id and unit_concep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16 as analysis_id,</text:p>
      <text:p text:style-name="P8">CAST('Distribution of low range, by observation_concept_id and unit_concept_id' as VARCHAR(255)) as analysis_name,</text:p>
      <text:p text:style-name="P8">CAST(NULL AS VARCHAR(255)) as stratum_1_name,</text:p>
      <text:p text:style-name="P8"><text:soft-page-break/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17 as analysis_id,</text:p>
      <text:p text:style-name="P8">CAST('Distribution of high range, by observation_concept_id and unit_concep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18 as analysis_id,</text:p>
      <text:p text:style-name="P8">CAST('Number of observation records below/within/above normal range, by observation_concept_id and unit_concep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820 as analysis_id,</text:p>
      <text:p text:style-name="P8">CAST('Number of observation records <text:s/>by observation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OBSERVATION' as VARCHAR(255)) as analysis_type</text:p>
      <text:p text:style-name="P8">union all</text:p>
      <text:p text:style-name="P8">select <text:s/>900 as analysis_id,</text:p>
      <text:p text:style-name="P8">CAST('Number of persons with at least one drug era,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01 as analysis_id,</text:p>
      <text:p text:style-name="P8">CAST('Number of drug era records,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<text:soft-page-break/>select <text:s/>902 as analysis_id,</text:p>
      <text:p text:style-name="P8">CAST('Number of persons by drug era start month, by drug_concept_id' as VARCHAR(255)) as analysis_name,</text:p>
      <text:p text:style-name="P8">CAST('drug_concept_id' as VARCHAR(255)) as stratum_1_name,</text:p>
      <text:p text:style-name="P8">CAST('calendar month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03 as analysis_id,</text:p>
      <text:p text:style-name="P8">CAST('Number of distinct drug era concepts per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04 as analysis_id,</text:p>
      <text:p text:style-name="P8">CAST('Number of persons with at least one drug era, by drug_concept_id by calendar year by gender by age decile' as VARCHAR(255)) as analysis_name,</text:p>
      <text:p text:style-name="P8">CAST('drug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06 as analysis_id,</text:p>
      <text:p text:style-name="P8">CAST('Distribution of age by drug_concept_id' as VARCHAR(255)) as analysis_name,</text:p>
      <text:p text:style-name="P8">CAST('drug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07 as analysis_id,</text:p>
      <text:p text:style-name="P8">CAST('Distribution of drug era length, by drug_concept_id' as VARCHAR(255)) as analysis_name,</text:p>
      <text:p text:style-name="P8">CAST('drug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08 as analysis_id,</text:p>
      <text:p text:style-name="P8">CAST('Number of drug eras without valid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<text:soft-page-break/>CAST(NULL AS VARCHAR(255)) as stratum_5_name,</text:p>
      <text:p text:style-name="P8">CAST('DRUG_ERA' as VARCHAR(255)) as analysis_type</text:p>
      <text:p text:style-name="P8">union all</text:p>
      <text:p text:style-name="P8">select <text:s/>909 as analysis_id,</text:p>
      <text:p text:style-name="P8">CAST('Number of drug era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10 as analysis_id,</text:p>
      <text:p text:style-name="P8">CAST('Number of drug eras with end date &lt; start dat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<text:s/>920 as analysis_id,</text:p>
      <text:p text:style-name="P8">CAST('Number of drug era records <text:s/>by drug era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DRUG_ERA' as VARCHAR(255)) as analysis_type</text:p>
      <text:p text:style-name="P8">union all</text:p>
      <text:p text:style-name="P8">select 1000 as analysis_id,</text:p>
      <text:p text:style-name="P8">CAST('Number of persons with at least one condition era, by condition_concept_id' as VARCHAR(255)) as analysis_name,</text:p>
      <text:p text:style-name="P8">CAST('condition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01 as analysis_id,</text:p>
      <text:p text:style-name="P8">CAST('Number of condition era records, by condition_concept_id' as VARCHAR(255)) as analysis_name,</text:p>
      <text:p text:style-name="P8">CAST('condition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02 as analysis_id,</text:p>
      <text:p text:style-name="P8">CAST('Number of persons by condition era start month, by condition_concept_id' as VARCHAR(255)) as analysis_name,</text:p>
      <text:p text:style-name="P8"><text:soft-page-break/>CAST('condition_concept_id' as VARCHAR(255)) as stratum_1_name,</text:p>
      <text:p text:style-name="P8">CAST('calendar month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03 as analysis_id,</text:p>
      <text:p text:style-name="P8">CAST('Number of distinct condition era concepts per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04 as analysis_id,</text:p>
      <text:p text:style-name="P8">CAST('Number of persons with at least one condition era, by condition_concept_id by calendar year by gender by age decile' as VARCHAR(255)) as analysis_name,</text:p>
      <text:p text:style-name="P8">CAST('condition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06 as analysis_id,</text:p>
      <text:p text:style-name="P8">CAST('Distribution of age by condition_concept_id' as VARCHAR(255)) as analysis_name,</text:p>
      <text:p text:style-name="P8">CAST('condition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07 as analysis_id,</text:p>
      <text:p text:style-name="P8">CAST('Distribution of condition era length, by condition_concept_id' as VARCHAR(255)) as analysis_name,</text:p>
      <text:p text:style-name="P8">CAST('condition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08 as analysis_id,</text:p>
      <text:p text:style-name="P8">CAST('Number of condition eras without valid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<text:soft-page-break/>union all</text:p>
      <text:p text:style-name="P8">select 1009 as analysis_id,</text:p>
      <text:p text:style-name="P8">CAST('Number of condition eras outside valid observation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10 as analysis_id,</text:p>
      <text:p text:style-name="P8">CAST('Number of condition eras with end date &lt; start dat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020 as analysis_id,</text:p>
      <text:p text:style-name="P8">CAST('Number of condition era records by condition era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NDITION_ERA' as VARCHAR(255)) as analysis_type</text:p>
      <text:p text:style-name="P8">union all</text:p>
      <text:p text:style-name="P8">select 1100 as analysis_id,</text:p>
      <text:p text:style-name="P8">CAST('Number of persons by location 3-digit zip' as VARCHAR(255)) as analysis_name,</text:p>
      <text:p text:style-name="P8">CAST('3-digit zip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LOCATION' as VARCHAR(255)) as analysis_type</text:p>
      <text:p text:style-name="P8">union all</text:p>
      <text:p text:style-name="P8">select 1101 as analysis_id,</text:p>
      <text:p text:style-name="P8">CAST('Number of persons by location state' as VARCHAR(255)) as analysis_name,</text:p>
      <text:p text:style-name="P8">CAST('state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LOCATION' as VARCHAR(255)) as analysis_type</text:p>
      <text:p text:style-name="P8">union all</text:p>
      <text:p text:style-name="P8">select 1200 as analysis_id,</text:p>
      <text:p text:style-name="P8">CAST('Number of persons by place of service' as VARCHAR(255)) as analysis_name,</text:p>
      <text:p text:style-name="P8">CAST('place_of_service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<text:soft-page-break/>CAST(NULL AS VARCHAR(255)) as stratum_5_name,</text:p>
      <text:p text:style-name="P8">CAST('CARE_SITE' as VARCHAR(255)) as analysis_type</text:p>
      <text:p text:style-name="P8">union all</text:p>
      <text:p text:style-name="P8">select 1201 as analysis_id,</text:p>
      <text:p text:style-name="P8">CAST('Number of visits by place of service' as VARCHAR(255)) as analysis_name,</text:p>
      <text:p text:style-name="P8">CAST('place_of_service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ARE_SITE' as VARCHAR(255)) as analysis_type</text:p>
      <text:p text:style-name="P8">union all</text:p>
      <text:p text:style-name="P8">select 1300 as analysis_id,</text:p>
      <text:p text:style-name="P8">CAST('Number of persons with at least one measurement occurrence, by measurement_concept_id' as VARCHAR(255)) as analysis_name,</text:p>
      <text:p text:style-name="P8">CAST('measurement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1 as analysis_id,</text:p>
      <text:p text:style-name="P8">CAST('Number of measurement occurrence records, by measurement_concept_id' as VARCHAR(255)) as analysis_name,</text:p>
      <text:p text:style-name="P8">CAST('measurement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2 as analysis_id,</text:p>
      <text:p text:style-name="P8">CAST('Number of persons by measurement occurrence start month, by measurement_concept_id' as VARCHAR(255)) as analysis_name,</text:p>
      <text:p text:style-name="P8">CAST('measurement_concept_id' as VARCHAR(255)) as stratum_1_name,</text:p>
      <text:p text:style-name="P8">CAST('calendar month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3 as analysis_id,</text:p>
      <text:p text:style-name="P8">CAST('Number of distinct measurement occurrence concepts per person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4 as analysis_id,</text:p>
      <text:p text:style-name="P8">CAST('Number of persons with at least one measurement occurrence, by measurement_concept_id by calendar year by gender by age decile' as VARCHAR(255)) as analysis_name,</text:p>
      <text:p text:style-name="P8"><text:soft-page-break/>CAST('measurement_concept_id' as VARCHAR(255)) as stratum_1_name,</text:p>
      <text:p text:style-name="P8">CAST('calendar year' as VARCHAR(255)) as stratum_2_name,</text:p>
      <text:p text:style-name="P8">CAST('gender_concept_id' as VARCHAR(255)) as stratum_3_name,</text:p>
      <text:p text:style-name="P8">CAST('age decile'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5 as analysis_id,</text:p>
      <text:p text:style-name="P8">CAST('Number of measurement occurrence records, by measurement_concept_id by measurement_type_concept_id' as VARCHAR(255)) as analysis_name,</text:p>
      <text:p text:style-name="P8">CAST('measurement_concept_id' as VARCHAR(255)) as stratum_1_name,</text:p>
      <text:p text:style-name="P8">CAST('measurement_type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6 as analysis_id,</text:p>
      <text:p text:style-name="P8">CAST('Distribution of age by measurement_concept_id' as VARCHAR(255)) as analysis_name,</text:p>
      <text:p text:style-name="P8">CAST('measurement_concept_id' as VARCHAR(255)) as stratum_1_name,</text:p>
      <text:p text:style-name="P8">CAST('gender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7 as analysis_id,</text:p>
      <text:p text:style-name="P8">CAST('Number of measurement occurrence records, by measurement_concept_id and unit_concept_id' as VARCHAR(255)) as analysis_name,</text:p>
      <text:p text:style-name="P8">CAST('measurement_concept_id' as VARCHAR(255)) as stratum_1_name,</text:p>
      <text:p text:style-name="P8">CAST('unit_concept_id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09 as analysis_id,</text:p>
      <text:p text:style-name="P8">CAST('Number of measurement records with invalid person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10 as analysis_id,</text:p>
      <text:p text:style-name="P8">CAST('Number of measurement records outside valid measurement perio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<text:soft-page-break/>union all</text:p>
      <text:p text:style-name="P8">select 1312 as analysis_id,</text:p>
      <text:p text:style-name="P8">CAST('Number of measurement records with invalid provider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13 as analysis_id,</text:p>
      <text:p text:style-name="P8">CAST('Number of measurement records with invalid visi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14 as analysis_id,</text:p>
      <text:p text:style-name="P8">CAST('Number of measurement records with no value (numeric, string, or concept)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15 as analysis_id,</text:p>
      <text:p text:style-name="P8">CAST('Distribution of numeric values, by measurement_concept_id and unit_concep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16 as analysis_id,</text:p>
      <text:p text:style-name="P8">CAST('Distribution of low range, by measurement_concept_id and unit_concep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17 as analysis_id,</text:p>
      <text:p text:style-name="P8">CAST('Distribution of high range, by measurement_concept_id and unit_concept_id' as VARCHAR(255)) as analysis_name,</text:p>
      <text:p text:style-name="P8">CAST(NULL AS VARCHAR(255)) as stratum_1_name,</text:p>
      <text:p text:style-name="P8">CAST(NULL AS VARCHAR(255)) as stratum_2_name,</text:p>
      <text:p text:style-name="P8"><text:soft-page-break/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18 as analysis_id,</text:p>
      <text:p text:style-name="P8">CAST('Number of measurement records below/within/above normal range, by measurement_concept_id and unit_concept_i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320 as analysis_id,</text:p>
      <text:p text:style-name="P8">CAST('Number of measurement records <text:s/>by measurement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MEASUREMENT' as VARCHAR(255)) as analysis_type</text:p>
      <text:p text:style-name="P8">union all</text:p>
      <text:p text:style-name="P8">select 1700 as analysis_id,</text:p>
      <text:p text:style-name="P8">CAST('Number of records by cohort_definition_id' as VARCHAR(255)) as analysis_name,</text:p>
      <text:p text:style-name="P8">CAST('cohort_definition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' as VARCHAR(255)) as analysis_type</text:p>
      <text:p text:style-name="P8">union all</text:p>
      <text:p text:style-name="P8">select 1701 as analysis_id,</text:p>
      <text:p text:style-name="P8">CAST('Number of records with cohort end date &lt; cohort start date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' as VARCHAR(255)) as analysis_type</text:p>
      <text:p text:style-name="P8">union all</text:p>
      <text:p text:style-name="P8">select 1800 as analysis_id,</text:p>
      <text:p text:style-name="P8">CAST('Number of persons by age, with age at cohort start' as VARCHAR(255)) as analysis_name,</text:p>
      <text:p text:style-name="P8">CAST('age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1 as analysis_id,</text:p>
      <text:p text:style-name="P8"><text:soft-page-break/>CAST('Distribution of age at cohort start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2 as analysis_id,</text:p>
      <text:p text:style-name="P8">CAST('Distribution of age at cohort start by gender' as VARCHAR(255)) as analysis_name,</text:p>
      <text:p text:style-name="P8">CAST('gender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3 as analysis_id,</text:p>
      <text:p text:style-name="P8">CAST('Distribution of age at cohort start by cohort start year' as VARCHAR(255)) as analysis_name,</text:p>
      <text:p text:style-name="P8">CAST('calendar year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4 as analysis_id,</text:p>
      <text:p text:style-name="P8">CAST('Number of persons by duration from cohort start to cohort end, in 30d increments' as VARCHAR(255)) as analysis_name,</text:p>
      <text:p text:style-name="P8">CAST('Cohort period length 30d increments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5 as analysis_id,</text:p>
      <text:p text:style-name="P8">CAST('Number of persons by duration from observation start to cohort start, in 30d increments' as VARCHAR(255)) as analysis_name,</text:p>
      <text:p text:style-name="P8">CAST('Baseline period length 30d increments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6 as analysis_id,</text:p>
      <text:p text:style-name="P8">CAST('Number of persons by duration from cohort start to observation end, in 30d increments' as VARCHAR(255)) as analysis_name,</text:p>
      <text:p text:style-name="P8">CAST('Follow-up period length 30d increments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<text:soft-page-break/>CAST(NULL AS VARCHAR(255)) as stratum_5_name,</text:p>
      <text:p text:style-name="P8">CAST('COHORT_SPECIFIC_ANALYSES' as VARCHAR(255)) as analysis_type</text:p>
      <text:p text:style-name="P8">union all</text:p>
      <text:p text:style-name="P8">select 1807 as analysis_id,</text:p>
      <text:p text:style-name="P8">CAST('Number of persons by duration from cohort end to observation end, in 30d increments' as VARCHAR(255)) as analysis_name,</text:p>
      <text:p text:style-name="P8">CAST('Post-cohort period length 30d increments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8 as analysis_id,</text:p>
      <text:p text:style-name="P8">CAST('Distribution of duration (days) from cohort start to cohort en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09 as analysis_id,</text:p>
      <text:p text:style-name="P8">CAST('Distribution of duration (days) from cohort start to cohort end, by gender' as VARCHAR(255)) as analysis_name,</text:p>
      <text:p text:style-name="P8">CAST('gender_concept_id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10 as analysis_id,</text:p>
      <text:p text:style-name="P8">CAST('Distribution of duration (days) from cohort start to cohort end, by age decile' as VARCHAR(255)) as analysis_name,</text:p>
      <text:p text:style-name="P8">CAST('age decile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11 as analysis_id,</text:p>
      <text:p text:style-name="P8">CAST('Distribution of duration (days) from observation start to cohort start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12 as analysis_id,</text:p>
      <text:p text:style-name="P8"><text:soft-page-break/>CAST('Distribution of duration (days) from cohort start to observation en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13 as analysis_id,</text:p>
      <text:p text:style-name="P8">CAST('Distribution of duration (days) from cohort end to observation end' as VARCHAR(255)) as analysis_name,</text:p>
      <text:p text:style-name="P8">CAST(NULL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14 as analysis_id,</text:p>
      <text:p text:style-name="P8">CAST('Number of persons by cohort start year by gender by age decile' as VARCHAR(255)) as analysis_name,</text:p>
      <text:p text:style-name="P8">CAST('calendar year' as VARCHAR(255)) as stratum_1_name,</text:p>
      <text:p text:style-name="P8">CAST('gender_concept_id' as VARCHAR(255)) as stratum_2_name,</text:p>
      <text:p text:style-name="P8">CAST('age decile'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15 as analysis_id,</text:p>
      <text:p text:style-name="P8">CAST('Number of persons by cohort start month' as VARCHAR(255)) as analysis_name,</text:p>
      <text:p text:style-name="P8">CAST('calendar month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16 as analysis_id,</text:p>
      <text:p text:style-name="P8">CAST('Number of persons by number of cohort periods' as VARCHAR(255)) as analysis_name,</text:p>
      <text:p text:style-name="P8">CAST('number of cohort periods' as VARCHAR(255)) as stratum_1_name,</text:p>
      <text:p text:style-name="P8">CAST(NULL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20 as analysis_id,</text:p>
      <text:p text:style-name="P8">CAST('Number of persons by duration from cohort start to first occurrence of condition occurrence, by condition_concept_id' as VARCHAR(255)) as analysis_name,</text:p>
      <text:p text:style-name="P8">CAST('condition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<text:soft-page-break/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21 as analysis_id,</text:p>
      <text:p text:style-name="P8">CAST('Number of events by duration from cohort start to all occurrences of condition occurrence, by condition_concept_id' as VARCHAR(255)) as analysis_name,</text:p>
      <text:p text:style-name="P8">CAST('condition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30 as analysis_id,</text:p>
      <text:p text:style-name="P8">CAST('Number of persons by duration from cohort start to first occurrence of procedure occurrence, by procedure_concept_id' as VARCHAR(255)) as analysis_name,</text:p>
      <text:p text:style-name="P8">CAST('procedure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31 as analysis_id,</text:p>
      <text:p text:style-name="P8">CAST('Number of events by duration from cohort start to all occurrences of procedure occurrence, by procedure_concept_id' as VARCHAR(255)) as analysis_name,</text:p>
      <text:p text:style-name="P8">CAST('procedure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40 as analysis_id,</text:p>
      <text:p text:style-name="P8">CAST('Number of persons by duration from cohort start to first occurrence of drug exposure, by drug_concept_id' as VARCHAR(255)) as analysis_name,</text:p>
      <text:p text:style-name="P8">CAST('drug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41 as analysis_id,</text:p>
      <text:p text:style-name="P8">CAST('Number of events by duration from cohort start to all occurrences of drug exposure, by drug_concept_id' as VARCHAR(255)) as analysis_name,</text:p>
      <text:p text:style-name="P8">CAST('drug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<text:soft-page-break/>union all</text:p>
      <text:p text:style-name="P8">select 1850 as analysis_id,</text:p>
      <text:p text:style-name="P8">CAST('Number of persons by duration from cohort start to first occurrence of observation, by observation_concept_id' as VARCHAR(255)) as analysis_name,</text:p>
      <text:p text:style-name="P8">CAST('observation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51 as analysis_id,</text:p>
      <text:p text:style-name="P8">CAST('Number of events by duration from cohort start to all occurrences of observation, by observation_concept_id' as VARCHAR(255)) as analysis_name,</text:p>
      <text:p text:style-name="P8">CAST('observation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60 as analysis_id,</text:p>
      <text:p text:style-name="P8">CAST('Number of persons by duration from cohort start to first occurrence of condition era, by condition_concept_id' as VARCHAR(255)) as analysis_name,</text:p>
      <text:p text:style-name="P8">CAST('condition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61 as analysis_id,</text:p>
      <text:p text:style-name="P8">CAST('Number of events by duration from cohort start to all occurrences of condition era, by condition_concept_id' as VARCHAR(255)) as analysis_name,</text:p>
      <text:p text:style-name="P8">CAST('condition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70 as analysis_id,</text:p>
      <text:p text:style-name="P8">CAST('Number of persons by duration from cohort start to first occurrence of drug era, by drug_concept_id' as VARCHAR(255)) as analysis_name,</text:p>
      <text:p text:style-name="P8">CAST('drug_concept_id' as VARCHAR(255)) as stratum_1_name,</text:p>
      <text:p text:style-name="P8">CAST('time-to-event 30d increments' as VARCHAR(255)) as stratum_2_name,</text:p>
      <text:p text:style-name="P8"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1871 as analysis_id,</text:p>
      <text:p text:style-name="P8">CAST('Number of events by duration from cohort start to all occurrences of drug era, by drug_concept_id' as VARCHAR(255)) as analysis_name,</text:p>
      <text:p text:style-name="P8">CAST('drug_concept_id' as VARCHAR(255)) as stratum_1_name,</text:p>
      <text:p text:style-name="P8">CAST('time-to-event 30d increments' as VARCHAR(255)) as stratum_2_name,</text:p>
      <text:p text:style-name="P8"><text:soft-page-break/>CAST(NULL AS VARCHAR(255)) as stratum_3_name,</text:p>
      <text:p text:style-name="P8">CAST(NULL AS VARCHAR(255)) as stratum_4_name,</text:p>
      <text:p text:style-name="P8">CAST(NULL AS VARCHAR(255)) as stratum_5_name,</text:p>
      <text:p text:style-name="P8">CAST('COHORT_SPECIFIC_ANALYSES' as VARCHAR(255)) as analysis_type</text:p>
      <text:p text:style-name="P8">union all</text:p>
      <text:p text:style-name="P8">select 4000 as analysis_id,</text:p>
      <text:p text:style-name="P8">CAST('Distribution of observation period days by period_id in the 365 days prior to first cohort_start_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1 as analysis_id,</text:p>
      <text:p text:style-name="P8">CAST('Number of subjects with visits by period_id, by visit_concept_id, by visit_type_concept_id in the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2 as analysis_id,</text:p>
      <text:p text:style-name="P8">CAST('Distribution of number of visit occurrence records per subject by period_id, by visit_concept_id, by visit_type_concept_id in 365d prior to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3 as analysis_id,</text:p>
      <text:p text:style-name="P8">CAST('Distribution of number of visit dates per subject by period_id, by visit_concept_id, by visit_type_concept_id in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3 as analysis_id,</text:p>
      <text:p text:style-name="P8">CAST('Distribution of number of visit dates per subject by period_id, by visit_concept_id, by visit_type_concept_id in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<text:soft-page-break/>NULL as stratum_5_name,</text:p>
      <text:p text:style-name="P8">CAST('HEALTHCARE_UTILIZATION' as VARCHAR(255)) as analysis_type</text:p>
      <text:p text:style-name="P8">union all</text:p>
      <text:p text:style-name="P8">select 4004 as analysis_id,</text:p>
      <text:p text:style-name="P8">CAST('Distribution of number of care_site+visit dates per subject by period_id, by visit_concept_id, by visit_type_concept_id in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5 as analysis_id,</text:p>
      <text:p text:style-name="P8">CAST('Distribution of length of stay for inpatient visits per subject by period_id, by visit_concept_id, by visit_type_concept_id in the 365 days prior to first cohort_start_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6 as analysis_id,</text:p>
      <text:p text:style-name="P8">CAST('Distribution of observation period days per subject, by period_id during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7 as analysis_id,</text:p>
      <text:p text:style-name="P8">CAST('Number of subjects with visits by period_id, by visit_concept_id, by visit_type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08 as analysis_id,</text:p>
      <text:p text:style-name="P8">CAST('Distribution of number of visit occurrence records per subject by period_id, by visit_concept_id, by visit_type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<text:soft-page-break/>union all</text:p>
      <text:p text:style-name="P8">select 4009 as analysis_id,</text:p>
      <text:p text:style-name="P8">CAST('Distribution of number of visit dates per subject by period_id, by visit_concept_id, by visit_type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0 as analysis_id,</text:p>
      <text:p text:style-name="P8">CAST('Distribution of number of care_site+visit dates per subject by period_id, by visit_concept_id, by visit_type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1 as analysis_id,</text:p>
      <text:p text:style-name="P8">CAST('Distribution of length of stay for inpatient visits per subject by period_id, by visit_concept_id, by visit_type_concept_id during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2 as analysis_id,</text:p>
      <text:p text:style-name="P8">CAST('Number of subjects with Drug Exposure by period_id, by drug_concept_id, by drug_type_concept_id in the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3 as analysis_id,</text:p>
      <text:p text:style-name="P8">CAST('Distribution of number of Drug Exposure records per subject, by period_id, by drug_concept_id in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<text:soft-page-break/>select 4014 as analysis_id,</text:p>
      <text:p text:style-name="P8">CAST('Distribution of greater than 0 drug day supply per subject by period_id, by drug_concept_id in the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5 as analysis_id,</text:p>
      <text:p text:style-name="P8">CAST('Distribution of greater than 0 drug quantity per subject by period_id, by drug_concept_id in the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6 as analysis_id,</text:p>
      <text:p text:style-name="P8">CAST('Number of subjects with Drug Exposure by period_id, by drug_concept_id, by drug_type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7 as analysis_id,</text:p>
      <text:p text:style-name="P8">CAST('Distribution of number of Drug Exposure records per subject, by period_id, by drug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8 as analysis_id,</text:p>
      <text:p text:style-name="P8">CAST('Distribution of greater than 0 drug day supply per subject by period_id, by drug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19 as analysis_id,</text:p>
      <text:p text:style-name="P8">CAST('Distribution of greater than 0 drug quantity per subject by period_id, by drug_concept_id during the cohort period' as VARCHAR(255)) as analysis_name,</text:p>
      <text:p text:style-name="P8"><text:soft-page-break/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20 as analysis_id,</text:p>
      <text:p text:style-name="P8">CAST('Distribution of greater than 0 US$ cost per subject by period_id, by visit_concept_id, by visit_type_concept_id, by cost_concept_id, by cost_type_concept_id in the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21 as analysis_id,</text:p>
      <text:p text:style-name="P8">CAST('Distribution of greater than 0 US$ cost per subject by period_id, by visit_concept_id, by visit_type_concept_id, by cost_concept_id, by cost_type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22 as analysis_id,</text:p>
      <text:p text:style-name="P8">CAST('Distribution of greater than 0 US$ cost per subject by period_id, by drug_concept_id, by drug_type_concept_id, by cost_concept_id, by cost_type_concept_id in the 365d prior to first cohort start date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</text:p>
      <text:p text:style-name="P8">union all</text:p>
      <text:p text:style-name="P8">select 4023 as analysis_id,</text:p>
      <text:p text:style-name="P8">CAST('Distribution of greater than 0 US$ cost per subject by period_id, by drug_concept_id, by drug_type_concept_id, by cost_concept_id, by cost_type_concept_id, by cost_type_concept_id during the cohort period' as VARCHAR(255)) as analysis_name,</text:p>
      <text:p text:style-name="P8">NULL as stratum_1_name,</text:p>
      <text:p text:style-name="P8">NULL as stratum_2_name,</text:p>
      <text:p text:style-name="P8">NULL as stratum_3_name,</text:p>
      <text:p text:style-name="P8">NULL as stratum_4_name,</text:p>
      <text:p text:style-name="P8">NULL as stratum_5_name,</text:p>
      <text:p text:style-name="P8">CAST('HEALTHCARE_UTILIZATION' as VARCHAR(255)) as analysis_type;</text:p>
      <text:p text:style-name="Text_20_body"><text:line-break/></text:p>
      <text:h text:style-name="Heading_20_2" text:outline-level="2"><text:bookmark-start text:name="__RefHeading___Toc1748_3320993000"/><text:soft-page-break/><text:span text:style-name="T20">CREATE</text:span> TEMP tables<text:bookmark-end text:name="__RefHeading___Toc1748_3320993000"/></text:h>
      <text:p text:style-name="P41"><text:line-break/><text:span text:style-name="T5">CREATE TEMP TABLE digits</text:span></text:p>
      <text:p text:style-name="P8">AS</text:p>
      <text:p text:style-name="P8">SELECT</text:p>
      <text:p text:style-name="P8">digits.n <text:s/></text:p>
      <text:p text:style-name="P8">FROM</text:p>
      <text:p text:style-name="P8">(</text:p>
      <text:p text:style-name="P18"><text:s text:c="7"/><text:span text:style-name="T12">select 0 as n union all select 1 union all select 2 union all select 3 union all select 4 union all select 5 union all select 6 union all select 7 union all select 8 union all select 9</text:span></text:p>
      <text:p text:style-name="P8">) digits;</text:p>
      <text:p text:style-name="P34"/>
      <text:p text:style-name="P8">ANALYZE digits;</text:p>
      <text:p text:style-name="Text_20_body"><text:line-break/><text:line-break/><text:span text:style-name="T17">C</text:span><text:span text:style-name="T5">REATE TEMP TABLE generate_dates</text:span></text:p>
      <text:p text:style-name="P8">AS</text:p>
      <text:p text:style-name="P8">SELECT</text:p>
      <text:p text:style-name="P8">y1.n + (10*y10.n) + (100*y100.n) + (1000*y1000.n) AS d_years,</text:p>
      <text:p text:style-name="P18"><text:s text:c="8"/><text:span text:style-name="T12">mths.n as d_months</text:span></text:p>
      <text:p text:style-name="P34"/>
      <text:p text:style-name="P8">FROM</text:p>
      <text:p text:style-name="P8">digits y1,</text:p>
      <text:p text:style-name="P8">digits y10,</text:p>
      <text:p text:style-name="P8">(select 0 n union all select 1 union all select 9) y100,</text:p>
      <text:p text:style-name="P8">(select 1 n union all select 2) y1000,</text:p>
      <text:p text:style-name="P8">(select 1 n union all select 2 union all select 3 union all select 4 union all select 5 union all select 6 union all select 7 union all select 8 union all select 9 union all select 10 union all select 11 union all select 12) mths</text:p>
      <text:p text:style-name="P18"><text:s text:c="8"/><text:span text:style-name="T12">where y1.n + (10*y10.n) + (100*y100.n) + (1000*y1000.n) &gt;= 1900 and y1.n + (10*y10.n) + (100*y100.n) + (1000*y1000.n) &lt; 2100</text:span></text:p>
      <text:p text:style-name="P8">;</text:p>
      <text:p text:style-name="P34"/>
      <text:p text:style-name="P8">ANALYZE generate_dates;</text:p>
      <text:p text:style-name="Text_20_body"/>
      <text:p text:style-name="P7">CREATE TEMP TABLE yearly_dates</text:p>
      <text:p text:style-name="P8">AS</text:p>
      <text:p text:style-name="P8">SELECT</text:p>
      <text:p text:style-name="P8">TO_DATE(TO_CHAR(d_years,'0000')||'-'||TO_CHAR(d_months,'00')||'-'||TO_CHAR(01,'00'), 'YYYY-MM-DD') as generated_date</text:p>
      <text:p text:style-name="P34"/>
      <text:p text:style-name="P8">FROM</text:p>
      <text:p text:style-name="P8">generate_dates</text:p>
      <text:p text:style-name="P8">where d_months = 1;</text:p>
      <text:p text:style-name="P34"/>
      <text:p text:style-name="P8">ANALYZE yearly_dates;</text:p>
      <text:p text:style-name="Text_20_body"><text:line-break/></text:p>
      <text:p text:style-name="P7">CREATE TEMP TABLE monthly_dates</text:p>
      <text:p text:style-name="P8"><text:soft-page-break/>AS</text:p>
      <text:p text:style-name="P8">SELECT</text:p>
      <text:p text:style-name="P8">TO_DATE(TO_CHAR(d_years,'0000')||'-'||TO_CHAR(d_months,'00')||'-'||TO_CHAR(01,'00'), 'YYYY-MM-DD') as generated_date</text:p>
      <text:p text:style-name="P8">FROM</text:p>
      <text:p text:style-name="P8">generate_dates;</text:p>
      <text:p text:style-name="P34"/>
      <text:p text:style-name="P8">ANALYZE monthly_dates;</text:p>
      <text:p text:style-name="Text_20_body"/>
      <text:p text:style-name="P7">CREATE TEMP TABLE weekly_dates</text:p>
      <text:p text:style-name="P8">AS</text:p>
      <text:p text:style-name="P8">SELECT</text:p>
      <text:p text:style-name="P8">(TO_DATE(TO_CHAR(1900,'0000')||'-'||TO_CHAR(1,'00')||'-'||TO_CHAR(7,'00'), 'YYYY-MM-DD') + (7 * seq.rn)*INTERVAL'1 day') as generated_date -- first sunday in 1900</text:p>
      <text:p text:style-name="P8">FROM</text:p>
      <text:p text:style-name="P8">(</text:p>
      <text:p text:style-name="P18"><text:s text:c="8"/><text:span text:style-name="T12">select <text:s/>d1.n + (10 * d10.n) + (100 * d100.n) + (1000 * d1000.n) as rn</text:span></text:p>
      <text:p text:style-name="P18"><text:s text:c="8"/><text:span text:style-name="T12">from digits d1, digits d10, digits d100, digits d1000</text:span></text:p>
      <text:p text:style-name="P8">) seq;</text:p>
      <text:p text:style-name="P34"/>
      <text:p text:style-name="P8">ANALYZE weekly_dates;</text:p>
      <text:p text:style-name="Text_20_body"><text:line-break/></text:p>
      <text:p text:style-name="P7">CREATE TEMP TABLE quarterly_dates</text:p>
      <text:p text:style-name="P8">AS</text:p>
      <text:p text:style-name="P8">SELECT</text:p>
      <text:p text:style-name="P8">TO_DATE(TO_CHAR(d_years,'0000')||'-'||TO_CHAR(d_months,'00')||'-'||TO_CHAR(1,'00'), 'YYYY-MM-DD') as generated_date</text:p>
      <text:p text:style-name="P8">FROM</text:p>
      <text:p text:style-name="P8">generate_dates</text:p>
      <text:p text:style-name="P18"><text:s text:c="8"/><text:span text:style-name="T12">where d_months in (1,4,7,10);</text:span></text:p>
      <text:p text:style-name="P34"/>
      <text:p text:style-name="P8">ANALYZE quarterly_dates;</text:p>
      <text:p text:style-name="Text_20_body"><text:line-break/></text:p>
      <text:p text:style-name="Text_20_body">-<text:span text:style-name="T7">- monthly dates</text:span></text:p>
      <text:p text:style-name="P25">CREATE TEMP TABLE temp_period</text:p>
      <text:p text:style-name="P25">AS</text:p>
      <text:p text:style-name="P25">SELECT *</text:p>
      <text:p text:style-name="P25">FROM</text:p>
      <text:p text:style-name="P25">(</text:p>
      <text:p text:style-name="P25">select CAST('Monthly' AS VARCHAR(255)) as period_name</text:p>
      <text:p text:style-name="P25"><text:s text:c="2"/>, 1 as period_order</text:p>
      <text:p text:style-name="P25"><text:s text:c="2"/>, CAST( 'mm' AS VARCHAR(50)) as period_type</text:p>
      <text:p text:style-name="P25"><text:soft-page-break/><text:s text:c="2"/>, md.generated_date as period_start_date</text:p>
      <text:p text:style-name="P25"><text:s text:c="2"/>, (md.generated_date + 1*INTERVAL'1 month') as period_end_date</text:p>
      <text:p text:style-name="P25">from monthly_dates md</text:p>
      <text:p text:style-name="P23">UNION ALL</text:p>
      <text:p text:style-name="P25">select CAST('Weekly' AS VARCHAR(255)) as period_name</text:p>
      <text:p text:style-name="P25"><text:s text:c="2"/>, 2 as period_order</text:p>
      <text:p text:style-name="P25"><text:s text:c="2"/>, CAST('ww' AS VARCHAR(50)) as period_type</text:p>
      <text:p text:style-name="P25"><text:s text:c="2"/>, wd.generated_date as period_start_date</text:p>
      <text:p text:style-name="P25"><text:s text:c="2"/>, (wd.generated_date + 7*INTERVAL'1 day') as period_end_date</text:p>
      <text:p text:style-name="P25">from weekly_dates wd</text:p>
      <text:p text:style-name="P25">where wd.generated_date &gt;= TO_DATE(TO_CHAR(1900,'0000')||'-'||TO_CHAR(1,'00')||'-'||TO_CHAR(1,'00'), 'YYYY-MM-DD') and wd.generated_date &lt; TO_DATE(TO_CHAR(2100,'0000')||'-'||TO_CHAR(1,'00')||'-'||TO_CHAR(1,'00'), 'YYYY-MM-DD')</text:p>
      <text:p text:style-name="P25">UNION ALL</text:p>
      <text:p text:style-name="P25">select CAST('Quarterly' AS VARCHAR(255)) as period_name</text:p>
      <text:p text:style-name="P25"><text:s text:c="2"/>, 3 as period_order</text:p>
      <text:p text:style-name="P25"><text:s text:c="2"/>, CAST('qq' AS VARCHAR(50)) as period_type</text:p>
      <text:p text:style-name="P25"><text:s text:c="2"/>, qd.generated_date as period_start_date</text:p>
      <text:p text:style-name="P25"><text:s text:c="2"/>, (qd.generated_date + 3*INTERVAL'1 month') as period_end_date</text:p>
      <text:p text:style-name="P25">from quarterly_dates qd</text:p>
      <text:p text:style-name="P25">UNION ALL</text:p>
      <text:p text:style-name="P25">select CAST('Yearly' AS VARCHAR(255)) as period_name</text:p>
      <text:p text:style-name="P25"><text:s text:c="2"/>, 4 as period_order</text:p>
      <text:p text:style-name="P25"><text:s text:c="2"/>, CAST('yy' AS VARCHAR(50)) as period_type</text:p>
      <text:p text:style-name="P25"><text:s text:c="2"/>, yd.generated_date as period_start_date</text:p>
      <text:p text:style-name="P25"><text:s text:c="2"/>, (yd.generated_date + 1*INTERVAL'1 year') as period_end_date</text:p>
      <text:p text:style-name="P25">from yearly_dates yd</text:p>
      <text:p text:style-name="P25">-- ADD UNION ALLs for additional period definitions</text:p>
      <text:p text:style-name="P25">) monthlyDates;</text:p>
      <text:p text:style-name="P25"/>
      <text:p text:style-name="P25">ANALYZE temp_period;</text:p>
      <text:p text:style-name="P25"/>
      <text:h text:style-name="Heading_20_2" text:outline-level="2"><text:bookmark-start text:name="__RefHeading___Toc1750_3320993000"/><text:soft-page-break/><text:span text:style-name="T19">TABLE: </text:span>heracles_periods<text:bookmark-end text:name="__RefHeading___Toc1750_3320993000"/></text:h>
      <text:p text:style-name="P24">Total INSERTs: 13400</text:p>
      <text:p text:style-name="P24">Query returned successfully in 112 msec.</text:p>
      <text:p text:style-name="Text_20_body"/>
      <text:p text:style-name="P22">TRUNCATE TABLE results_idsr_v3_1.heracles_periods;</text:p>
      <text:p text:style-name="Text_20_body"><text:line-break/><text:span text:style-name="T5">INSERT INTO results_idsr_v3_1.heracles_periods (period_id, period_name, period_order, period_type, period_start_date, period_end_date)</text:span></text:p>
      <text:p text:style-name="P8">select CAST(row_number() over (order by period_order, period_start_date) AS INT) as period_id</text:p>
      <text:p text:style-name="P18"><text:s text:c="24"/><text:span text:style-name="T12">, period_name, period_order, period_type, period_start_date, period_end_date</text:span></text:p>
      <text:p text:style-name="P9">from temp_period;</text:p>
      <text:p text:style-name="Text_20_body"><text:line-break/></text:p>
      <text:h text:style-name="Heading_20_2" text:outline-level="2"><text:bookmark-start text:name="__RefHeading___Toc1753_3320993000"/>DROP TEMP tables<text:bookmark-end text:name="__RefHeading___Toc1753_3320993000"/></text:h>
      <text:p text:style-name="P32"/>
      <text:p text:style-name="P32">Query returned successfully in 268 msec.</text:p>
      <text:p text:style-name="P32"/>
      <text:p text:style-name="P32"/>
      <text:p text:style-name="P11">truncate table digits;</text:p>
      <text:p text:style-name="P34"/>
      <text:p text:style-name="P8">drop table digits;</text:p>
      <text:p text:style-name="P34"/>
      <text:p text:style-name="P34"/>
      <text:p text:style-name="P8">truncate table generate_dates;</text:p>
      <text:p text:style-name="P34"/>
      <text:p text:style-name="P8">drop table generate_dates;</text:p>
      <text:p text:style-name="P34"/>
      <text:p text:style-name="P34"/>
      <text:p text:style-name="P8">truncate table yearly_dates;</text:p>
      <text:p text:style-name="P34"/>
      <text:p text:style-name="P8">drop table yearly_dates;</text:p>
      <text:p text:style-name="P34"/>
      <text:p text:style-name="P34"/>
      <text:p text:style-name="P8">truncate table quarterly_dates;</text:p>
      <text:p text:style-name="P34"/>
      <text:p text:style-name="P8">drop table quarterly_dates;</text:p>
      <text:p text:style-name="P34"/>
      <text:p text:style-name="P34"/>
      <text:p text:style-name="P8">truncate table monthly_dates;</text:p>
      <text:p text:style-name="P34"/>
      <text:p text:style-name="P8">drop table monthly_dates;</text:p>
      <text:p text:style-name="P34"/>
      <text:p text:style-name="P34"/>
      <text:p text:style-name="P8">truncate table weekly_dates;</text:p>
      <text:p text:style-name="P34"><text:soft-page-break/></text:p>
      <text:p text:style-name="P8">drop table weekly_dates;</text:p>
      <text:p text:style-name="P34"/>
      <text:p text:style-name="P34"/>
      <text:p text:style-name="P8">TRUNCATE TABLE temp_period;</text:p>
      <text:p text:style-name="P34"/>
      <text:p text:style-name="P9">DROP TABLE temp_period;</text:p>
      <text:p text:style-name="P42"/>
      <text:h text:style-name="Heading_20_2" text:outline-level="2"><text:bookmark-start text:name="__RefHeading___Toc1755_3320993000"/>CREATE Indices<text:bookmark-end text:name="__RefHeading___Toc1755_3320993000"/></text:h>
      <text:p text:style-name="P43"/>
      <text:p text:style-name="P43">CREATE INDEX HRD_IDX_COHORT_DEF_ID ON results_idsr_v3_1.HERACLES_RESULTS_DIST (cohort_definition_id);</text:p>
      <text:p text:style-name="P43"/>
      <text:p text:style-name="P43">CREATE INDEX HRD_IDX_COHORT_ID_ANALYSIS_ID ON results_idsr_v3_1.HERACLES_RESULTS_DIST (cohort_definition_id, analysis_id);</text:p>
      <text:p text:style-name="P43"/>
      <text:p text:style-name="P43">CREATE INDEX HRD_IDX_COHORT_DEF_ID_DT ON results_idsr_v3_1.HERACLES_RESULTS_DIST (cohort_definition_id, last_update_time);</text:p>
      <text:p text:style-name="P43"/>
      <text:p text:style-name="P43">CREATE INDEX HRD_IDX_COHORT_ID_FIRST_RES ON results_idsr_v3_1.HERACLES_RESULTS_DIST (cohort_definition_id, analysis_id, count_value, stratum_1);</text:p>
      <text:p text:style-name="P43"/>
      <text:p text:style-name="P43">CREATE INDEX HR_IDX_COHORT_DEF_ID ON results_idsr_v3_1.HERACLES_RESULTS (cohort_definition_id);</text:p>
      <text:p text:style-name="P43"/>
      <text:p text:style-name="P43">CREATE INDEX HR_IDX_COHORT_ID_ANALYSIS_ID ON results_idsr_v3_1.HERACLES_RESULTS (cohort_definition_id, analysis_id);</text:p>
      <text:p text:style-name="P43"/>
      <text:p text:style-name="P43">CREATE INDEX HR_IDX_COHORT_ANALYSIS_CONCEPT ON results_idsr_v3_1.HERACLES_RESULTS (cohort_definition_id, analysis_id) WHERE stratum_2 &lt;&gt; '';</text:p>
      <text:p text:style-name="P43"/>
      <text:p text:style-name="P43"><text:soft-page-break/>CREATE INDEX HR_IDX_COHORT_DEF_ID_DT ON results_idsr_v3_1.HERACLES_RESULTS (cohort_definition_id, last_update_time);</text:p>
      <text:p text:style-name="P43"/>
      <text:p text:style-name="P43">CREATE INDEX HR_IDX_COHORT_ID_FIRST_RES ON results_idsr_v3_1.HERACLES_RESULTS (cohort_definition_id, analysis_id, count_value, stratum_1);</text:p>
      <text:p text:style-name="P43"/>
      <text:p text:style-name="P43">CREATE INDEX HH_IDX_COHORT_ID_ANALYSIS_ID ON results_idsr_v3_1.HERACLES_HEEL_RESULTS (cohort_definition_id, analysis_id);</text:p>
      <text:p text:style-name="P43"/>
      <text:p text:style-name="P43">CREATE INDEX idx_heracles_periods_startdate ON results_idsr_v3_1.heracles_periods (period_start_date);</text:p>
      <text:p text:style-name="P43"/>
      <text:p text:style-name="P43">CREATE INDEX idx_heracles_periods_end_date ON results_idsr_v3_1.heracles_periods (period_end_date);</text:p>
      <text:p text:style-name="P43"/>
      <text:p text:style-name="P43">CREATE INDEX idx_cohort_sample_element_rank ON results_idsr_v3_1.cohort_sample_element (cohort_sample_id, rank_value);</text:p>
      <text:p text:style-name="P43"/>
      <text:p text:style-name="P43">CREATE INDEX idx_pathway_events_combo_id ON results_idsr_v3_1.pathway_analysis_events (combo_id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SFMono-Regular, Menlo, Monaco, Consolas, 'Liberation Mono', 'Courier New', monospac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5ccc4" officeooo:paragraph-rsid="0025ccc4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5cc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tting up the Results Schema for OHDSI Achilles &amp; ATLAS</text:p>
        <text:p text:style-name="MP1">______________________________________________________________________________</text:p>
      </style:header>
      <style:footer>
        <text:p text:style-name="Footer">_______________________________________________________________________________</text:p>
        <text:p text:style-name="MP2"><text:page-number text:select-page="current">3</text:page-number><text:s text:c="44"/><text:span text:style-name="MT1">Tathagata Bhattacharje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18:21:33.585271007</meta:creation-date>
    <meta:generator>LibreOffice/7.3.7.2$Linux_X86_64 LibreOffice_project/30$Build-2</meta:generator>
    <dc:date>2023-07-26T12:59:10.654179997</dc:date>
    <meta:editing-duration>PT2H17M21S</meta:editing-duration>
    <meta:editing-cycles>25</meta:editing-cycles>
    <dc:creator>Tathagata Bhattacharjee</dc:creator>
    <meta:document-statistic meta:table-count="0" meta:image-count="0" meta:object-count="0" meta:page-count="64" meta:paragraph-count="2686" meta:word-count="13849" meta:character-count="125345" meta:non-whitespace-character-count="110914"/>
  </office:meta>
</office:document-meta>
</file>